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5833in" fo:margin-left="-0.0417in" fo:margin-top="0in" fo:margin-bottom="0in" table:align="left"/>
    </style:style>
    <style:style style:name="Table1.A" style:family="table-column">
      <style:table-column-properties style:column-width="0.8139in"/>
    </style:style>
    <style:style style:name="Table1.B" style:family="table-column">
      <style:table-column-properties style:column-width="4.769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Title">
      <loext:graphic-properties draw:fill-gradient-name="gradient" draw:fill-hatch-name="hatch"/>
      <style:paragraph-properties fo:margin-top="0in" fo:margin-bottom="0in" style:contextual-spacing="true"/>
      <style:text-properties officeooo:paragraph-rsid="0012d7a5"/>
    </style:style>
    <style:style style:name="P3"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Heading_20_2">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5" style:family="paragraph" style:parent-style-name="Heading_20_2">
      <loext:graphic-properties draw:fill-gradient-name="gradient" draw:fill-hatch-name="hatch"/>
      <style:paragraph-properties fo:margin-top="0in" fo:margin-bottom="0in" style:contextual-spacing="true"/>
      <style:text-properties fo:font-weight="bold" officeooo:rsid="0010d860" officeooo:paragraph-rsid="0010d860" style:font-weight-asian="bold" style:font-weight-complex="bold"/>
    </style:style>
    <style:style style:name="P6" style:family="paragraph" style:parent-style-name="Heading_20_2">
      <loext:graphic-properties draw:fill-gradient-name="gradient" draw:fill-hatch-name="hatch"/>
      <style:paragraph-properties fo:margin-top="0in" fo:margin-bottom="0in" style:contextual-spacing="true"/>
      <style:text-properties fo:font-weight="bold" style:font-weight-asian="bold" style:font-weight-complex="bold"/>
    </style:style>
    <style:style style:name="P7"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8"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9"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4" style:family="paragraph" style:parent-style-name="Standard">
      <loext:graphic-properties draw:fill-gradient-name="gradient" draw:fill-hatch-name="hatch"/>
      <style:paragraph-properties fo:margin-top="0in" fo:margin-bottom="0in" style:contextual-spacing="true"/>
    </style:style>
    <style:style style:name="P15" style:family="paragraph" style:parent-style-name="Text_20_body">
      <style:text-properties fo:font-weight="normal" officeooo:paragraph-rsid="0010d860" style:font-weight-asian="normal" style:font-weight-complex="normal"/>
    </style:style>
    <style:style style:name="P16"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7"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8"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19"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font-weight="normal" officeooo:paragraph-rsid="0010d860" style:font-size-asian="12pt" style:font-weight-asian="normal" style:font-size-complex="12pt" style:font-weight-complex="normal"/>
    </style:style>
    <style:style style:name="P20" style:family="paragraph" style:parent-style-name="Text_20_body">
      <loext:graphic-properties draw:fill-gradient-name="gradient" draw:fill-hatch-name="hatch"/>
      <style:paragraph-properties fo:margin-top="0in" fo:margin-bottom="0in" style:contextual-spacing="true"/>
      <style:text-properties fo:font-size="12pt" fo:font-weight="normal" officeooo:paragraph-rsid="0010d860" style:font-size-asian="12pt" style:font-weight-asian="normal" style:font-size-complex="12pt" style:font-weight-complex="normal"/>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10.5pt" fo:letter-spacing="normal" fo:font-style="normal" fo:font-weight="normal" officeooo:rsid="00138a98"/>
    </style:style>
    <style:style style:name="T6" style:family="text">
      <style:text-properties fo:font-variant="normal" fo:text-transform="none" fo:color="#0f0f0f" loext:opacity="100%" style:font-name="Roboto" fo:font-size="9pt" fo:letter-spacing="normal" fo:font-style="normal"/>
    </style:style>
    <style:style style:name="T7" style:family="text">
      <style:text-properties fo:font-variant="normal" fo:text-transform="none" fo:color="#0f0f0f" loext:opacity="100%" style:font-name="Roboto" fo:font-size="9pt" fo:letter-spacing="normal" fo:font-style="normal" fo:font-weight="bold"/>
    </style:style>
    <style:style style:name="T8" style:family="text">
      <style:text-properties fo:font-variant="normal" fo:text-transform="none" fo:color="#0f0f0f" loext:opacity="100%" style:font-name="Roboto" fo:font-size="9pt" fo:letter-spacing="normal" fo:font-style="normal" fo:font-weight="bold" officeooo:rsid="00138a98"/>
    </style:style>
    <style:style style:name="T9" style:family="text">
      <style:text-properties fo:font-variant="normal" fo:text-transform="none" fo:color="#0f0f0f" loext:opacity="100%" style:font-name="Roboto" fo:font-size="9pt" fo:letter-spacing="normal" fo:font-style="normal" officeooo:rsid="00138a98"/>
    </style:style>
    <style:style style:name="T10" style:family="text">
      <style:text-properties fo:font-variant="normal" fo:text-transform="none" fo:color="#0f0f0f" loext:opacity="100%" fo:font-size="9pt" fo:letter-spacing="normal" fo:font-style="normal"/>
    </style:style>
    <style:style style:name="T11" style:family="text">
      <style:text-properties fo:font-variant="normal" fo:text-transform="none" fo:color="#0f0f0f" loext:opacity="100%" fo:font-size="9pt" fo:letter-spacing="normal" fo:font-style="normal" officeooo:rsid="00138a98"/>
    </style:style>
    <style:style style:name="T12" style:family="text">
      <style:text-properties fo:font-variant="normal" fo:text-transform="none" fo:color="#0f0f0f" loext:opacity="100%" fo:letter-spacing="normal" fo:font-style="normal"/>
    </style:style>
    <style:style style:name="T13" style:family="text">
      <style:text-properties fo:font-variant="normal" fo:text-transform="none" fo:color="#0f0f0f" loext:opacity="100%" fo:letter-spacing="normal" fo:font-style="normal" officeooo:rsid="00138a98"/>
    </style:style>
    <style:style style:name="T14" style:family="text">
      <style:text-properties officeooo:rsid="001a63e3"/>
    </style:style>
    <style:style style:name="T15" style:family="text">
      <style:text-properties officeooo:rsid="0010d860"/>
    </style:style>
    <style:style style:name="T16" style:family="text">
      <style:text-properties fo:color="#000000" loext:opacity="100%" style:font-name="YouTube Sans" style:text-underline-style="none" fo:font-weight="bold"/>
    </style:style>
    <style:style style:name="T17" style:family="text">
      <style:text-properties fo:color="#000000" loext:opacity="100%" style:font-name="YouTube Sans" style:text-underline-style="none" fo:font-weight="bold" fo:background-color="transparent" loext:char-shading-value="0" loext:padding="0in" loext:border="none"/>
    </style:style>
    <style:style style:name="T18" style:family="text">
      <style:text-properties fo:color="#000000" loext:opacity="100%" style:font-name="YouTube Sans" style:text-underline-style="none" fo:font-weight="bold" officeooo:rsid="0012d7a5" fo:background-color="transparent" loext:char-shading-value="0" loext:padding="0in" loext:border="none"/>
    </style:style>
    <style:style style:name="T19" style:family="text">
      <style:text-properties fo:color="#000000" loext:opacity="100%" style:font-name="YouTube Sans" style:text-underline-style="none" fo:font-weight="bold" officeooo:rsid="0012d7a5"/>
    </style:style>
    <style:style style:name="T20" style:family="text">
      <style:text-properties officeooo:rsid="0010f3db"/>
    </style:style>
    <style:style style:name="T21" style:family="text">
      <style:text-properties officeooo:rsid="0012d7a5"/>
    </style:style>
    <style:style style:name="T22" style:family="text">
      <style:text-properties officeooo:rsid="00138a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7">ActInf </text:span><text:span text:style-name="T18">MathS</text:span><text:span text:style-name="T17">tream </text:span><text:a xlink:type="simple" xlink:href="https://www.youtube.com/hashtag/038" text:style-name="Internet_20_link" text:visited-style-name="Visited_20_Internet_20_Link"><text:span text:style-name="T16">#0</text:span></text:a><text:span text:style-name="T19">04</text:span><text:span text:style-name="T17"> ~ David Spivak, “Category Theory”</text:span></text:p>
      <text:p text:style-name="P21"/>
      <text:p text:style-name="P21"/>
      <text:p text:style-name="P22"><text:a xlink:type="simple" xlink:href="https://www.youtube.com/watch?v=cOo4juE_zcI" text:style-name="Internet_20_link" text:visited-style-name="Visited_20_Internet_20_Link"><text:span text:style-name="T1"/></text:a></text:p>
      <text:p text:style-name="P11">Presentation by David Spivak on <text:span text:style-name="T22">D</text:span>ynamic interfaces and arrangement: <text:span text:style-name="T22">A</text:span>n algebraic framework for interacting systems.</text:p>
      <text:p text:style-name="P12"/>
      <text:p text:style-name="P22"><text:a xlink:type="simple" xlink:href="https://www.youtube.com/watch?v=cOo4juE_zcI" text:style-name="Internet_20_link" text:visited-style-name="Visited_20_Internet_20_Link"><text:span text:style-name="T1">https://www.youtube.com/watch?v=cOo4juE_zcI</text:span></text:a></text:p>
      <text:p text:style-name="P21"/>
      <text:p text:style-name="P21"/>
      <text:p text:style-name="P3">Presented by Active Inference Institute in 2022</text:p>
      <text:p text:style-name="P14"/>
      <text:h text:style-name="P1" text:outline-level="1"><text:span text:style-name="T14">Session </text:span>0<text:span text:style-name="T21">04</text:span>.<text:span text:style-name="T20">1</text:span>, <text:span text:style-name="T14">, 2022</text:span></text:h>
      <text:p text:style-name="P18"><text:a xlink:type="simple" xlink:href="https://www.youtube.com/watch?v=aN1GXOZp6xY" text:style-name="Internet_20_link" text:visited-style-name="Visited_20_Internet_20_Link">https://www.youtube.com/watch?v=aN1GXOZp6xY</text:a></text:p>
      <text:p text:style-name="P18"/>
      <text:p text:style-name="P10"><text:span text:style-name="T4">This video is </text:span><text:span text:style-name="T5">Dr. Spivak’s introduction to category theory and some applications.</text:span></text:p>
      <text:p text:style-name="P13"/>
      <text:p text:style-name="P10"/>
      <text:p text:style-name="P14"/>
      <text:h text:style-name="P6" text:outline-level="2"><text:span text:style-name="T15">SESSION SPEAKER</text:span>S</text:h>
      <text:p text:style-name="P9"><text:span text:style-name="T21">David Spivak, Bleu Knight, </text:span>Daniel Ari Friedman</text:p>
      <text:p text:style-name="P9"/>
      <text:p text:style-name="P9"/>
      <text:h text:style-name="P4" text:outline-level="2">CONTENTS</text:h>
      <table:table table:name="Table1" table:style-name="Table1">
        <table:table-column table:style-name="Table1.A"/>
        <table:table-column table:style-name="Table1.B"/>
        <table:table-row table:style-name="Table1.1">
          <table:table-cell table:style-name="Table1.A1" office:value-type="string">
            <text:p text:style-name="P7">00:12</text:p>
          </table:table-cell>
          <table:table-cell table:style-name="Table1.A1" office:value-type="string">
            <text:p text:style-name="P8">Active Inference Institute</text:p>
          </table:table-cell>
        </table:table-row>
        <table:table-row table:style-name="Table1.1">
          <table:table-cell table:style-name="Table1.A1" office:value-type="string">
            <text:p text:style-name="P7">01:19</text:p>
          </table:table-cell>
          <table:table-cell table:style-name="Table1.A1" office:value-type="string">
            <text:p text:style-name="P8">Applied Category Theory and Dynamic Interfaces</text:p>
          </table:table-cell>
        </table:table-row>
        <table:table-row table:style-name="Table1.1">
          <table:table-cell table:style-name="Table1.A1" office:value-type="string">
            <text:p text:style-name="P7">02:51</text:p>
          </table:table-cell>
          <table:table-cell table:style-name="Table1.A1" office:value-type="string">
            <text:p text:style-name="P8">Applied Category Theory and Interfaces</text:p>
          </table:table-cell>
        </table:table-row>
        <table:table-row table:style-name="Table1.1">
          <table:table-cell table:style-name="Table1.A1" office:value-type="string">
            <text:p text:style-name="P7">07:20</text:p>
          </table:table-cell>
          <table:table-cell table:style-name="Table1.A1" office:value-type="string">
            <text:p text:style-name="P8">An Account of the Built World</text:p>
          </table:table-cell>
        </table:table-row>
        <table:table-row table:style-name="Table1.1">
          <table:table-cell table:style-name="Table1.A1" office:value-type="string">
            <text:p text:style-name="P7">09:37</text:p>
          </table:table-cell>
          <table:table-cell table:style-name="Table1.A1" office:value-type="string">
            <text:p text:style-name="P8">Intro to Active Inference</text:p>
          </table:table-cell>
        </table:table-row>
        <table:table-row table:style-name="Table1.1">
          <table:table-cell table:style-name="Table1.A1" office:value-type="string">
            <text:p text:style-name="P7">12:56</text:p>
          </table:table-cell>
          <table:table-cell table:style-name="Table1.A1" office:value-type="string">
            <text:p text:style-name="P8">In the realm of theory and elaboration</text:p>
          </table:table-cell>
        </table:table-row>
        <table:table-row table:style-name="Table1.1">
          <table:table-cell table:style-name="Table1.A1" office:value-type="string">
            <text:p text:style-name="P7">16:50</text:p>
          </table:table-cell>
          <table:table-cell table:style-name="Table1.A1" office:value-type="string">
            <text:p text:style-name="P8">Dynamics of the brain</text:p>
          </table:table-cell>
        </table:table-row>
        <table:table-row table:style-name="Table1.1">
          <table:table-cell table:style-name="Table1.A1" office:value-type="string">
            <text:p text:style-name="P7">20:05</text:p>
          </table:table-cell>
          <table:table-cell table:style-name="Table1.A1" office:value-type="string">
            <text:p text:style-name="P8">The subject</text:p>
          </table:table-cell>
        </table:table-row>
        <table:table-row table:style-name="Table1.1">
          <table:table-cell table:style-name="Table1.A1" office:value-type="string">
            <text:p text:style-name="P7">22:07</text:p>
          </table:table-cell>
          <table:table-cell table:style-name="Table1.A1" office:value-type="string">
            <text:p text:style-name="P8">What your body can receive in a moment</text:p>
          </table:table-cell>
        </table:table-row>
        <table:table-row table:style-name="Table1.1">
          <table:table-cell table:style-name="Table1.A1" office:value-type="string">
            <text:p text:style-name="P7">24:42</text:p>
          </table:table-cell>
          <table:table-cell table:style-name="Table1.A1" office:value-type="string">
            <text:p text:style-name="P8">Anatomy, Interfaces and Algebraic Theory</text:p>
          </table:table-cell>
        </table:table-row>
        <table:table-row table:style-name="Table1.1">
          <table:table-cell table:style-name="Table1.A1" office:value-type="string">
            <text:p text:style-name="P7">28:35</text:p>
          </table:table-cell>
          <table:table-cell table:style-name="Table1.A1" office:value-type="string">
            <text:p text:style-name="P8">Interfaces in Polynomials</text:p>
          </table:table-cell>
        </table:table-row>
        <table:table-row table:style-name="Table1.1">
          <table:table-cell table:style-name="Table1.A1" office:value-type="string">
            <text:p text:style-name="P7">37:12</text:p>
          </table:table-cell>
          <table:table-cell table:style-name="Table1.A1" office:value-type="string">
            <text:p text:style-name="P8">Approximating the arrangement of polynomials</text:p>
          </table:table-cell>
        </table:table-row>
        <table:table-row table:style-name="Table1.1">
          <table:table-cell table:style-name="Table1.A1" office:value-type="string">
            <text:p text:style-name="P7">43:36</text:p>
          </table:table-cell>
          <table:table-cell table:style-name="Table1.A1" office:value-type="string">
            <text:p text:style-name="P8">Dynamical Systems in a Polynomial Function</text:p>
          </table:table-cell>
        </table:table-row>
        <table:table-row table:style-name="Table1.1">
          <table:table-cell table:style-name="Table1.A1" office:value-type="string">
            <text:p text:style-name="P7">52:11</text:p>
          </table:table-cell>
          <table:table-cell table:style-name="Table1.A1" office:value-type="string">
            <text:p text:style-name="P8">Mathematics of Computation and Deep Learning</text:p>
          </table:table-cell>
        </table:table-row>
        <table:table-row table:style-name="Table1.1">
          <table:table-cell table:style-name="Table1.A1" office:value-type="string">
            <text:p text:style-name="P7">52:52</text:p>
          </table:table-cell>
          <table:table-cell table:style-name="Table1.A1" office:value-type="string">
            <text:p text:style-name="P8">Active Inference and Dynamics of Systems</text:p>
          </table:table-cell>
        </table:table-row>
        <table:table-row table:style-name="Table1.1">
          <table:table-cell table:style-name="Table1.A1" office:value-type="string">
            <text:p text:style-name="P7">56:41</text:p>
          </table:table-cell>
          <table:table-cell table:style-name="Table1.A1" office:value-type="string">
            <text:p text:style-name="P8">Active Inference and Its Connection with Category Theory</text:p>
          </table:table-cell>
        </table:table-row>
        <table:table-row table:style-name="Table1.1">
          <table:table-cell table:style-name="Table1.A1" office:value-type="string">
            <text:p text:style-name="P7">1:00:54</text:p>
          </table:table-cell>
          <table:table-cell table:style-name="Table1.A1" office:value-type="string">
            <text:p text:style-name="P8">Category Theory and the Web</text:p>
          </table:table-cell>
        </table:table-row>
        <table:table-row table:style-name="Table1.1">
          <table:table-cell table:style-name="Table1.A1" office:value-type="string">
            <text:p text:style-name="P7">1:04:38</text:p>
          </table:table-cell>
          <table:table-cell table:style-name="Table1.A1" office:value-type="string">
            <text:p text:style-name="P8">Categories Theory as an Accounting System</text:p>
          </table:table-cell>
        </table:table-row>
        <table:table-row table:style-name="Table1.1">
          <table:table-cell table:style-name="Table1.A1" office:value-type="string">
            <text:p text:style-name="P7">1:06:34</text:p>
          </table:table-cell>
          <table:table-cell table:style-name="Table1.A1" office:value-type="string">
            <text:p text:style-name="P8">In the Dark of Regenerative Finance</text:p>
          </table:table-cell>
        </table:table-row>
        <text:soft-page-break/>
        <table:table-row table:style-name="Table1.1">
          <table:table-cell table:style-name="Table1.A1" office:value-type="string">
            <text:p text:style-name="P7">1:09:18</text:p>
          </table:table-cell>
          <table:table-cell table:style-name="Table1.A1" office:value-type="string">
            <text:p text:style-name="P8">Categorization and Explained</text:p>
          </table:table-cell>
        </table:table-row>
        <table:table-row table:style-name="Table1.1">
          <table:table-cell table:style-name="Table1.A1" office:value-type="string">
            <text:p text:style-name="P7">1:11:14</text:p>
          </table:table-cell>
          <table:table-cell table:style-name="Table1.A1" office:value-type="string">
            <text:p text:style-name="P8">Compression of the I/O Interfaces</text:p>
          </table:table-cell>
        </table:table-row>
        <table:table-row table:style-name="Table1.1">
          <table:table-cell table:style-name="Table1.A1" office:value-type="string">
            <text:p text:style-name="P7">1:15:12</text:p>
          </table:table-cell>
          <table:table-cell table:style-name="Table1.A1" office:value-type="string">
            <text:p text:style-name="P8">The Problem of Human Identity</text:p>
          </table:table-cell>
        </table:table-row>
        <table:table-row table:style-name="Table1.1">
          <table:table-cell table:style-name="Table1.A1" office:value-type="string">
            <text:p text:style-name="P7">1:19:40</text:p>
          </table:table-cell>
          <table:table-cell table:style-name="Table1.A1" office:value-type="string">
            <text:p text:style-name="P8">Hindi/Arabic numerals</text:p>
          </table:table-cell>
        </table:table-row>
        <table:table-row table:style-name="Table1.1">
          <table:table-cell table:style-name="Table1.A1" office:value-type="string">
            <text:p text:style-name="P7">1:22:44</text:p>
          </table:table-cell>
          <table:table-cell table:style-name="Table1.A1" office:value-type="string">
            <text:p text:style-name="P8">The Interfaces of Boundary and Classification</text:p>
          </table:table-cell>
        </table:table-row>
        <table:table-row table:style-name="Table1.1">
          <table:table-cell table:style-name="Table1.A1" office:value-type="string">
            <text:p text:style-name="P7">1:25:24</text:p>
          </table:table-cell>
          <table:table-cell table:style-name="Table1.A1" office:value-type="string">
            <text:p text:style-name="P8">Active Inference in the Cognitive Sciences</text:p>
          </table:table-cell>
        </table:table-row>
        <table:table-row table:style-name="Table1.1">
          <table:table-cell table:style-name="Table1.A1" office:value-type="string">
            <text:p text:style-name="P7">1:29:05</text:p>
          </table:table-cell>
          <table:table-cell table:style-name="Table1.A1" office:value-type="string">
            <text:p text:style-name="P8">Inference and meta-Mathematics</text:p>
          </table:table-cell>
        </table:table-row>
        <table:table-row table:style-name="Table1.1">
          <table:table-cell table:style-name="Table1.A1" office:value-type="string">
            <text:p text:style-name="P7">1:30:46</text:p>
          </table:table-cell>
          <table:table-cell table:style-name="Table1.A1" office:value-type="string">
            <text:p text:style-name="P8">Active Inference: Nested Models and Enclosure</text:p>
          </table:table-cell>
        </table:table-row>
        <table:table-row table:style-name="Table1.1">
          <table:table-cell table:style-name="Table1.A1" office:value-type="string">
            <text:p text:style-name="P7">1:36:34</text:p>
          </table:table-cell>
          <table:table-cell table:style-name="Table1.A1" office:value-type="string">
            <text:p text:style-name="P8">Oh, the changing interface</text:p>
          </table:table-cell>
        </table:table-row>
        <table:table-row table:style-name="Table1.1">
          <table:table-cell table:style-name="Table1.A1" office:value-type="string">
            <text:p text:style-name="P7">1:38:02</text:p>
          </table:table-cell>
          <table:table-cell table:style-name="Table1.A1" office:value-type="string">
            <text:p text:style-name="P8">Free Energy Minimizers and Prediction Markets</text:p>
          </table:table-cell>
        </table:table-row>
        <table:table-row table:style-name="Table1.1">
          <table:table-cell table:style-name="Table1.A1" office:value-type="string">
            <text:p text:style-name="P7">1:39:41</text:p>
          </table:table-cell>
          <table:table-cell table:style-name="Table1.A1" office:value-type="string">
            <text:p text:style-name="P8">Predictive Markets and the Multiscale Intelligence</text:p>
          </table:table-cell>
        </table:table-row>
        <table:table-row table:style-name="Table1.1">
          <table:table-cell table:style-name="Table1.A1" office:value-type="string">
            <text:p text:style-name="P7">1:45:23</text:p>
          </table:table-cell>
          <table:table-cell table:style-name="Table1.A1" office:value-type="string">
            <text:p text:style-name="P8">To<text:span text:style-name="T22">po</text:span>s Institute</text:p>
          </table:table-cell>
        </table:table-row>
      </table:table>
      <text:p text:style-name="P14"/>
      <text:p text:style-name="P9"/>
      <text:h text:style-name="P5" text:outline-level="2">TRANSCRIPT</text:h>
      <text:p text:style-name="P16">00:12 Bleu:</text:p>
      <text:p text:style-name="P16">Welcome to the Active Inference Institute. This is the Participatory online laboratory. Today is Tuesday, September, and we are here with Math Stream 4.1 with David Spivak and we are welcome welcome to take any questions in the YouTube chat. So if you have any questions, please write them there and we will have time to ask our presenter during the course of this discussion. David is here to talk to us today about dynamic interfaces and arrangements and algebraic framework for interacting systems.</text:p>
      <text:p text:style-name="P16">Please take it away.</text:p>
      <text:p text:style-name="P16"/>
      <text:p text:style-name="P16">00:46 David:</text:p>
      <text:p text:style-name="P16">Okay, yeah, thanks a lot for having me. So I'm going to talk for around 40 minutes, but maybe almost an hour. I don't know, but feel free to interrupt with whatever. And I wanted to say at the outset that I'm not really talking much about Active Inference itself here.</text:p>
      <text:p text:style-name="P16">I'm mainly saying like, another perspective on interacting systems or systems that might learn or something like that. And I'm more like waiting for the discussion time to kind of find these links.</text:p>
      <text:p text:style-name="P16">Okay, so I want to talk about dynamic interfaces and arrangements and what that means and this applied category theory point of view on things. So why am I here? I'm here to seek a valuable exchange of ideas because active coherence offers the first time I heard about it. It's compelling and most people apparently find it unusual, but for some reason it instantly meshed with my own intuition about things that I've gotten from applied category theory.</text:p>
      <text:p text:style-name="P16">01:48 And so I think there's a lot we can learn from each other.</text:p>
      <text:p text:style-name="P16">So applied category theory emphasizes structure rather than quantitative analysis. So most of math and science today reduce all of our experience to play as a quantity. So you have graphs and you have numbers and you measure things in numbers and you have probabilities and those are numbers and so everything is just a number. But experience what's happening now. I mean, what number would you put on the sound of my voice?</text:p>
      <text:p text:style-name="P16">Or what numbers you could put numbers on this slide, but would they tell you what the slide was about? And so what category theory emphasizes it's still math, but it emphasizes structure. It emphasizes relations between things like the relationship between what's on the slide and other things <text:soft-page-break/>on the slide and what's on the rest of the talk, the relationships between that and me, the relationship between that and you and the kind of coherence between all that. Like, why are we really here? How does it cohere?</text:p>
      <text:p text:style-name="P16">How does it come together? So applied category theory aims to bring that math to relational disciplines outside math.</text:p>
      <text:p text:style-name="P16">02:51 So I want to tell you about applied category theory specifically in reference to interfaces because I'm going to say that we interact with our interfaces and when you hear the word interface, you might think, Markov blanket. I don't know enough to be sure that that's exactly what I mean. So that's kind of where this is fitting in maybe into active coherence framing, but I'd rather you just think about interfaces.</text:p>
      <text:p text:style-name="P16">So I'm asking in this talk, what sort of algebra could support us in thinking about interaction and stuff like that? I think of mathematical field as accounting systems. So I like that the word count is in there and I like how kind of humble it is. It's like an accounting system.</text:p>
      <text:p text:style-name="P16">If you have arithmetic, that's a mathematical field and it accounts for the flow of quantities, like in finance. So if you want your accountant to help you say why you did what you did or what you did and how the quantities flowed, you would write something in an arithmetic account, you'd write an arithmetic account of it.</text:p>
      <text:p text:style-name="P16">03:54 Someone could point that and say, what's this? Twelve point $83? And you could explain.</text:p>
      <text:p text:style-name="P16">So there's numbers and you can account for stuff. What if you wanted to account for the teleportation protocol of quantum mechanics or something like that? So Hilbert spaces is a branch of math and it helps you make accounts for the sorts of things that people do in quantum computing or quantum mechanics more generally. Probability distribution is a mathematical field, but it helps you account for likelihoods. Why is somebody winning in poker and somebody not?</text:p>
      <text:p text:style-name="P16">If you want to give that account and you want to be careful about it, you'd use probability of distributions. But what is it account of phenomena? Like, we're already kind of talking and somebody might give an account of their finances or something just written in English. But you can't really be that careful with it. You can't track it, you can't be sure you know what they're saying and that you can point to something.</text:p>
      <text:p text:style-name="P16">So the language, the accounting system has to articulate the relevant type differences and provide operations that correspond with their interactions.</text:p>
      <text:p text:style-name="P16">04:59 And that's really a dense statement. I didn't Dean to I'm trying to keep things concise. But what do I mean? There in accounting for dollars and like financial stuff, there's dollars and there's numbers of things and you can add and subtract dollars.</text:p>
      <text:p text:style-name="P16">Like, this was $5 and he paid four, so there's $1 left. So you can subtract them or add them, but you can't multiply two dollar figures. It doesn't mean anything to multiply $5 times $8, but you can multiply $5 by eight things. Like, so I sold eight things of $5 each. So the operations that you're allowed to do, they're different type differences.</text:p>
      <text:p text:style-name="P16">There's the number of widgets and then there's the price of the widgets. And that's Active Inference in type. And the operations make sense with plus you're allowed to add dollars and you're allowed to add numbers of widgets, but you're not allowed to multiply numbers of dollars by numbers of dollars. So that's kind of what I mean. Here an accounting system needs to tell you like, hey, that's not what dollars means.</text:p>
      <text:p text:style-name="P16"><text:soft-page-break/>What would it even mean to multiply $5 by $8?</text:p>
      <text:p text:style-name="P16">06:00 Is it in dollars? Squared now or something anyway. So that's the sort of thing and accounting system does. It gives you a way of knowing what you're allowed to do, what the type differences are and how you operate on them.</text:p>
      <text:p text:style-name="P16">So if every mathematical field is an accounting system, then Calgary theory is an accounting system. So what is and accounting system for? It's an accounting system for the fact that we see in the world coherent structures, we see in the world flows of things. We see in the world quantum mechanics, we see in the world likelihoods, and we see in the world coherent structures. So if we want to account for them, we need some language.</text:p>
      <text:p text:style-name="P16">And the one that's been invented is category theory. And so it makes analogies which are similarities of structure with different content. I've got one thing, another thing A is to B and C is to D. That similarity is made into a formal object. And Calgary theory has been useful in math and computer science, physics, materials science, linguistics.</text:p>
      <text:p text:style-name="P16">And moreover, one thing I didn't see on the slide is that category theory helps you invent new mathematical Fields. They might not be big ones that are studied by a million people.</text:p>
      <text:p text:style-name="P16">07:01 You might just have a microcosm built accounting system written in category theory. So you make a new system of structure. And what I'm interested in is what sort of system accounting system could we use to account for dynamic interaction like things interacting?</text:p>
      <text:p text:style-name="P16">So the driving question, I really prefer to have a question that I can always be asking, instead of one that I need a very specific lab to do. So I want to know what we have right here. I want to account for this incredible world that we have because on Earth we have all these amazing forms of life from cells to humans. Like how did that come about? And we have the built world where we have transportation systems and things like that, and we have computers.</text:p>
      <text:p text:style-name="P16">It's an amazing built world. We have language, the ability to systematically present knowledge like a slideshow or a history book or whatever. We have morality with rules of thumb for living a good life. How did that come about? I think in each of these cases they evolved through the push and pull and struggle of living.</text:p>
      <text:p text:style-name="P16">08:03 So language is refined by continually using language. And the way we present knowledge or the built world, the way we architect things, is continually evolving. And even morality, like you have a bunch of societies that have to live together and they evolve a way to do that. So I want to see all that, I want to account for that. So what are these systems and how do they develop and how do we talk about them all at once?</text:p>
      <text:p text:style-name="P16">What language is appropriate for giving accounts of this happening in action? And can we use that language, engineer new systems? And then something we were talking about just before we started the talk today is like what constitutes health or wisdom, what gives the system a sense of direction? And how come it keeps finding good senses of direction? In the sense that evolution somehow our civilization is offering more today than it did in the past.</text:p>
      <text:p text:style-name="P16">So the only part of this thing gain to discuss is the potential accounting system that I'm offering here, or like the beginning of it.</text:p>
      <text:p text:style-name="P16">09:09 So, in other words, I don't know how all this stuff happened, and I don't want to be the one to figure out all this all this stuff happened because obviously it's more than even than any group of people could really finish. And I don't even have the capacity to really start, but I think there are many <text:soft-page-break/>people who do and already are doing that. And all I'm trying to offer is a way we could put that into some sort of accounting system.</text:p>
      <text:p text:style-name="P16">Okay, so this thing that we're doing now is the subject of the talk. It's dynamics, interaction, morphology, the way that things form, like Topos institute formed or a person forms and behavior. All that stuff is about little systems that interact and this interaction structure itself changes through time. And I'll explain a mathematical language for working with that sort of thing. But on some level much of this talk will be a case of its own subject matter in the sense that I'm interested in the development of life's order, like how does this develop?</text:p>
      <text:p text:style-name="P16">10:12 But in the science system this takes place between the interaction between Fields. So right now you guys know much more about Active Inference and I know more about Calgary theory. And so we're participating in this science system where we're interacting and we're having dynamic interaction because after the part where I'm just talking, I'm still looking at Bleu as she's looking at me and I'm seeing her nod and that helps me decide what to say next and whether how this communication is working. So we're experiencing the development, the ability for systems interacting to shape that interaction and become like sense make together in real time here. So the concept of dimension in this talk should describe the talk itself as interaction.</text:p>
      <text:p text:style-name="P16">So let me just pause for feedback and just kind of get someone else's voice into the space if you're willing. Do you see kind of what I'm saying that the math I'm talking about here should be capable.</text:p>
      <text:p text:style-name="P16">11:16 I'm not going to give the description because I'd be filling out the spreadsheet with all the facts, but it's more like that the math could offer the sort of spreadsheet you would need to talk about this sort of thing.</text:p>
      <text:p text:style-name="P16"/>
      <text:p text:style-name="P16">11:27 Bleu:</text:p>
      <text:p text:style-name="P16">So definitely math related to interaction is really what Active Inference is all about and fundamentally describes like sense of perception and action. Daniel joined us for a minute.</text:p>
      <text:p text:style-name="P16">Do you have any extra concepts? I have a feeling you have something to say here.</text:p>
      <text:p text:style-name="P16"/>
      <text:p text:style-name="P16">11:44 Daniel:</text:p>
      <text:p text:style-name="P16">No, I would just ask what can math describe and where do art, science and other things that are not math also play roles? How dot one interact?</text:p>
      <text:p text:style-name="P16"/>
      <text:p text:style-name="P16">11:57 David:</text:p>
      <text:p text:style-name="P16">Great.</text:p>
      <text:p text:style-name="P16">Yeah, cool. So I'm suggesting that math gives you the accounting system and that science fills it in.</text:p>
      <text:p text:style-name="P16">I think I'm going to go into that a little more. So there's a self reflective character where I'm saying that you guys just actually participated in an introduction with me and I gave a kind of sense of direction for this talk a little bit or at least one thing we want to discuss, which is what's the role of math and science? And so we're kind of co creating this sense making work that we're doing here through our interaction. And so that's kind of what I'm saying is that there's a self reflective thing that the talk itself, if you ant to, you can always dive into this itself as a case. So that's kind of hanging around.</text:p>
      <text:p text:style-name="P16">They're not going to push really into that. The fact that we're building something together here too much more, but it's here. So I want to talk about how theory compresses and information and then <text:soft-page-break/>there's elaboration and there's feedback from experiment.</text:p>
      <text:p text:style-name="P16">13:06 So I think that compression and elaboration play a big role in this story. We compress our past into a form that we elaborate in the present.</text:p>
      <text:p text:style-name="P16">So we're constantly forming memories that are not as big as the thing that they're memory of, but they're compressions that we can elaborate in the present. DNA, for example, compresses a record of who died and who thrived in some sense into a language of four nucleotides. And any theory is a compression of past experience. So the free energy principle is someone has compressed ideas about what they've seen over and over and over again into a very small form. And then whether you're talking about DNA or memories or the free energy principle, these are elaborated in the present.</text:p>
      <text:p text:style-name="P16">So as I speak, this theory about compression or whatever, not very original, but it's here that is an elaboration of something that compressed into these slides in the past where DNA is somehow read by messenger RNA and I don't know, there's a ribosome involved and stuff and it's elaborated.</text:p>
      <text:p text:style-name="P16">14:09 Those genes are producing proteins and those proteins are elaborated to are the exploration that compressed code and they then create the living form of the thing. So that seems really important. And then similarly experiment in theory if theories like compression and experiments like exploration, these exist both in biological and mathematical Fields. So almost everyone knows, everyone who knows that biology is knows that there's experiments involved.</text:p>
      <text:p text:style-name="P16">But maybe you wouldn't think that math has experimentation and I think that it does. But it's the attempt to articulate and compute things. That's how you elaborate it. You talk about things and you compute. And we value a formalism F if it makes expression and computation easy.</text:p>
      <text:p text:style-name="P16">So that's the experiment. Like, how good is this thing? Well, does it make it easy to say what I want? It doesn't make it easy to compute. So with Roman numerals here, I don't think this is very good at expressing, but I know it's really bad at computing.</text:p>
      <text:p text:style-name="P16">So if you want to multiply this Roman numeral by this Roman numeral, you're just kind of screwed.</text:p>
      <text:p text:style-name="P16">15:12 There's no procedure you can go through. The only procedure I know is to translate them into Hindi Arabic numerals 14 and six, for example, and then use what these are built for, which is using the distributive law. So 14 is ten plus four, and ten times six is easy, and four times six is easy. So you get 84 and so you translate it back into LXX IV.</text:p>
      <text:p text:style-name="P16">But where that L came from or why there are three XS, you'll never figure out it's just 84. So the Hindi Arabic numerals I'm saying are empirically better. Like they just win games, right? Like Fibonacci not only came up with a 11235 eight sequence, but probably more importantly was the one who brought the Hindi Arabic numerals. So the Hindus apparently invented them and the Arab saved them for a long time and then Fibonacci found them and brought them to the west.</text:p>
      <text:p text:style-name="P16">And they're just better, they just won, they just agent out. And that's the way that experiment exists in math, how easy it is to use.</text:p>
      <text:p text:style-name="P16">16:14 And that's the sort of value plane I'm making about what I'm discussing today, that it's a single accounting system. You're not constantly changing what the notation means or changing how you're thinking about things. It's all one system and it just works really well with itself.</text:p>
      <text:p text:style-name="P16">So the plan for the talk is that it will be in four parts. I'll give a presently available case of the thing I'm trying to model. I'll give a whirlwind tour of what the map actually looks like. I'll talk about some existing implication and open questions and then I'll conclude with a summary.</text:p>
      <text:p text:style-name="P16">Okay, so the current dynamics arrangement, so this zoom call that we're having right now and maybe <text:soft-page-break/>with the YouTube live stream and the people on the chat, et cetera, is a dynamic arrangement. So how do we think about it? I want to break it into three structures interfaces, dynamics, and introduction. So I'm going to have like, I think overall six keywords, and these are three of them, and I'm sorry there's so many, but they all are different.</text:p>
      <text:p text:style-name="P16">17:16 So each one of us has an interface.</text:p>
      <text:p text:style-name="P16">So it's what I can express and take in. I'm expressing through the changes of my vocal cords and the movement of my hands, and I'm taking in information through the sensations in my body and my eyes and my ears. And then each one of us has dynamics. So I have some internal state that you can't see exactly, but I'm having in some mood and I'm expecting to read and all that sort of stuff. And then that's updated by what I see you guys doing or what I'm reading on the screen.</text:p>
      <text:p text:style-name="P16">And then between us there's interaction, which is how my outputs, my expression affect you and how your expression affects me. So those are what I think is going on. A lot of what's going on in this dynamic arrangement between us. It's really useful to draw boundaries around things. So you modularize by nesting reference frames.</text:p>
      <text:p text:style-name="P16">We have little reference frames. All I mean by that I don't necessarily mean the thing they mean in relativity theory, although I think that would be a case.</text:p>
      <text:p text:style-name="P16">18:18 A reference frame is just a box you put around things and you say I can refer to this as Alice and this is Bob and stuff like that. I want a frame where I get to have a notation or a way to refer to things. And we have littler systems interacting within bigger systems all the time.</text:p>
      <text:p text:style-name="P16">We could say that. And atom with its electron orbitals or whatever is some kind of reference frame. But atoms or molecules, we COVID think of the molecules reference frame for all of its atoms. You can point to them and refer to them. Organizations and societies, we modularize and we say that's the thing, that's a thing, that's a thing and we are putting things together.</text:p>
      <text:p text:style-name="P16">And that's useful in evolution. So for example, according to Herbert Simon, that's how evolution is so fast is because it modularizes our liver and our stomach and let them evolve independently. But also various systems, circulatory or nervous system, et cetera.</text:p>
      <text:p text:style-name="P16">19:21 But also it's useful in the way we think humans think about things. I want to emphasize again that the math here will not be numerical.</text:p>
      <text:p text:style-name="P16">It'll be structural. So as we move into the math, you'll see how it manages these reference frames. And so, like, geometry is about shapes. Geometry doesn't have much number in it, but there are numbers a little bit there's like how big the angle is and how big the sides are. But it's really about the shapes and the congruences and stuff like that.</text:p>
      <text:p text:style-name="P16">And similarly, you can put numbers into category three. It concepts that but it's really about the structure of why you're using those numbers and which numbers can be added to other numbers or what the rules are about the numbers. And really you don't need numbers at all. The relationships that are happening here, for example, are not numerical. But before we get there, let's make sure we understand our principle subject because we like this map to be able to describe things we work with, like cells or tadpoles or us or institutes or whatever.</text:p>
      <text:p text:style-name="P16">And soon I'll define what I mean by interface of the mathematical object.</text:p>
      <text:p text:style-name="P16">20:24 But I want to ground this talk in something we can all think about together. And since we don't have cells or tadpoles here, we're the subject. So this zoom call, let's say, with the live stream and all that is the subject. How do we think about ourselves?</text:p>
      <text:p text:style-name="P16"><text:soft-page-break/>Well, each one of us can do certain things and receive certain things. So I can move and listen. We each outwardly express and take in what we do there with what I'm calling our interface, as I said before, and I'm gain to call these things, the Bleu will always be the things we can do. So it's like the positions of my body and the green will be what I can take in, kind of like what's the forces that act on me or the sensorium I have that acts on me. So any expression, whether it's a sound or attitude, is a kind of position.</text:p>
      <text:p text:style-name="P16">It's a position I'm taking and kind of popular, like parlance or whatever, someone's expressing themselves or taking a position. But you could also imagine the position of my vocal cords moving around.</text:p>
      <text:p text:style-name="P16">21:24 And that movement to position is an expression that comes out of sound. Your interstates are reflected outwardly out of these positions. It's happening maybe faster than you can recognize in the case of vocal cords.</text:p>
      <text:p text:style-name="P16">But it's still an expression using the Bleu, the positions, the outward expression and then the world impinges on you or in me. And it directs me and it moves me by forces. So when I see there could be little forces on me, or you could just say hey, would you mind passing the salt? And that impinges on me. It directs me to pass the salt, it moves me.</text:p>
      <text:p text:style-name="P16">Maybe I don't do it, but at least it changes my internal state to being stubborn or something, or to being helpful. So what your body can receive in a moment this is a kind of weird one, I'm not going to emphasize it that much, especially later, but it's true. I think that what your body can receive in a moment depends on its position. So when your eyes are open, the type of thing you can get in through your eyes is bigger than when your eyes are closed, so more can act on you.</text:p>
      <text:p text:style-name="P16">22:27 If I close my eyes, I just won't know what you're doing.</text:p>
      <text:p text:style-name="P16">And when your car goes through a tunnel, the GPS stops receiving. And when you unplug your monitor from your computer, it's no longer or your keyboard, it's no longer receiving things. So the position can affect what it can receive. The monitor is no longer receiving from the computer if you disconnect. So the story so far is that you output Bleu positions and you cue and you input forces.</text:p>
      <text:p text:style-name="P16">And so the force or sensation or input that you receive changes your internal state and then your state is reflected outwardly as a new position. I move my eyes, or my head, or my voice box and then if I close my eyes or my eyes, I have this, whatever happens. It may be the same space of sensations or different, but I see new sensations, and those change my internal state, etc, etc, etc.</text:p>
      <text:p text:style-name="P16">23:29 So this loops repeatedly, either discreetly, if you ant to model it that way, or continuously. But then where do these forces inputs come from?</text:p>
      <text:p text:style-name="P16">They come from this interaction. So the way that we're arranged here, I'm calling it an arrangement that's going to be another keyword. Zoom arranges it so that my outputs get to you as inputs, so you can hear me. And as you receive what I say, your body shifts, and that's your output, and that comes to me. So the way this works is based on the arrangement that we're calling Zoom.</text:p>
      <text:p text:style-name="P16">And so now we have another color, orange, and the program arranged it so we can input each other's outputs. And our interaction with the program may change the arrangement itself. So if Daniel wanted to, he could spotlight me or mute me or change how the information is passed. And so the very things that you're doing, the outputs that Daniel is doing, or me, I COVID ask him to do that, or I could mute myself. The part of our outputs have the ambiguity to change the arrangement between us.</text:p>
      <text:p text:style-name="P16">24:33 We can walk away or whatever. You don't have to actually mute me. I don't know why you're <text:soft-page-break/>smiling, but fMRI foraging. You doing some practical joker. Okay, so I'm going to move into the math now.</text:p>
      <text:p text:style-name="P16">Yeah. Okay, so this algebraic theory of interfaces and arrangements, there's a bunch of keywords we're going to use. And here are the six, I think 123-4560, seven interfaces, which positions, forces, states, arrangements, enclosures, nesting. Okay, I don't think I've Sajid all them so far, but they shouldn't be too bad at this point. So we each have an interface.</text:p>
      <text:p text:style-name="P16">It's what we can. It's that through which we interact. Our interfaces allows ourselves to express ourselves outward through our position. And given a position, our interface allows us to receive certain forces or sensations. Our state is changed by the received force, and then our state is expressed as a position.</text:p>
      <text:p text:style-name="P16">So our state changes based on what we see, and then we express it. And then multiple interfaces interact together via their current arrangement.</text:p>
      <text:p text:style-name="P16">25:37 How we're arranged together, it doesn't have to be spatial arrangement. The three of us here on the Zoom call are arranged, I guess, in space, but really more importantly in terms of how Zoom wants to arrange us. And we also interact with our enclosure, which is the thing.</text:p>
      <text:p text:style-name="P16">Outside is another interface. And these arrangements can be nested hierarchically. So here's a picture, and it's kind of schematic. It's not supposed to be what we really are, but every box here is an interface. So I have 12345, but I also have Y one as an interface, y two is an interface and a Z as an interface.</text:p>
      <text:p text:style-name="P16">And the way I want to draw it is that the interfaces each interface has on the right, I'm going to draw the positions, the outputs. So this thing is pushing out stuff to the right and on the left it's inputting forces or directions. So maybe this is me here and I'm seeing through my eyes and I'm outputting some visual signal and I'm outputting some auditory signal and then somebody else is receiving that auditory signal and seeing some other thing and then other person is saying something and doing something.</text:p>
      <text:p text:style-name="P16">26:49 Okay, so each box will have the positions that can be on the left, on the right side, and the inputs or sensations or forces on the left. And my outputs become things that force you or direct you or push you or are input to you if we're connected like this.</text:p>
      <text:p text:style-name="P16">So inside of each box you could imagine there's a state and it's changing based on what's coming in from the left and wires. So inside of each box of the state and it's being affected by what's the left and pushing out data on the right. And then the multiple interfaces are interacting together in this arrangement. So Y One is supposed to be the outer box here. This middle sized red box is Y one.</text:p>
      <text:p text:style-name="P16">The arrangement is this formation of wires here. This Y one thing is the enclosure. It is encoding these three things like Topos Institute encloses some workers inside of it or I enclose some organs inside of me or something like that.</text:p>
      <text:p text:style-name="P16">27:51 And then these arrangements finally can be nested hierarchically. So there's me and there's you, and then we're communication, but inside of us there's more stuff and then we are forming this doom call.</text:p>
      <text:p text:style-name="P16">Z. Okay, I hope all that terminology is making sense and feels natural. The thing I didn't say here, and it's very hard to draw, is that the arrangements can change through time based on what flows within them. So if I say, hey, please mute me or something like that, it might change the arrangement so that you're no longer receiving from me. So the arrangement can change your time based on what closed at the end of this call.</text:p>
      <text:p text:style-name="P16">When we say goodbye, it will change the arrangement.</text:p>
      <text:p text:style-name="P16"><text:soft-page-break/>Okay, so now we're really moving to the map. So as we Sajid, an interface consists of two things. A set of positions. Maybe I can be in three positions, a, B or C. Or maybe I have 44 real numbers worth of positions.</text:p>
      <text:p text:style-name="P16">I'm just outputting this gigantic 44 dimension vector constantly or something.</text:p>
      <text:p text:style-name="P16">28:54 But whatever you the point is to make an accounting system so you can model what you think are being what the positions are. Maybe you can decide for yourself what set of positions being of type A could have, what set of positions being of type B could have. So secondly, for every position there is a set of forces, f, bracket, I, or inputs. You could call the sensorium.</text:p>
      <text:p text:style-name="P16">It's what can arrive when you're in that. If you're a protein and you're folded up, maybe you just can't receive. Certain things on your interior, you don't receive charge, but when you're unfolded you're receiving charge. Or if you're a hedgehog, as Toby Smith says, when you're folded up, you can't receive stuff on your belly or something. Okay, so what will encode this as a polynomial in a single variable?</text:p>
      <text:p text:style-name="P16">Y. Why? Because it stands for Yonata and category theory and because it doesn't.</text:p>
      <text:p text:style-name="P16">29:54 I don't know, somehow it kind of makes you realize this isn't your standard polynomial. It's not an x, but I don't know, I just use y.</text:p>
      <text:p text:style-name="P16">It's traditional for me at this point, and this is going to be a polynomial with non negative coefficients. When you think of polynomials, you might think about numbers and like x squared of five is 25 and stuff like that, but I'm not going to be plugging in numbers into these polynomials. They're really just ways of housing the data structure or like what we're going to want to work with. So I know it's strange, but it works really well and it's formal. And I don't ant to freak out when you see the sum sign, because even though I'm showing you the math, I'm not intending for you to like, completely follow it or need it.</text:p>
      <text:p text:style-name="P16">It's an accounting system, but like Fibonacci coming to the west, you might not be able to use it right away, but if you're interested, you could learn. So an interface might be that this would be the whole interface. It'd be a set of positions p and this dummy variable y that's always just going to be there because it kind of holds the place for this exponent. And the exponent in the position I is the set of forces you can get in position I.</text:p>
      <text:p text:style-name="P16">31:01 So now we've made math for this interface thing, which has positions, and for every position, a set of forces that can depend on the position, whether your eyes are closed or open, et cetera.</text:p>
      <text:p text:style-name="P16">So imagine the interface was the sum of y to the fifth y cubed, y cubed y cue 62 times, y to the zero, y to the zero. You add all those up that would have one position that had five inputs. So this sensory and when the person is in this position, would be five possible distinctions they could make. Whereas in these 62 positions, they could run around these 62 and you COVID watch them running around here, and every time you would know they were receiving three possible distinctions as inputs. Whereas when they're over here, they're receiving five, when they're over here, they're receiving zero.</text:p>
      <text:p text:style-name="P16">They can't receive here's another polynomial, r cubed wide to the R the million. It satisfies this thing. You don't have to be financed ant. So in this thing it's positions, it runs around r three.</text:p>
      <text:p text:style-name="P16">32:02 So now it's running around not only on the surface of the Earth, but it's just running around wherever it wants to in some kind of fixed coordinate system of the world.</text:p>
      <text:p text:style-name="P16">Of the universe. And at any point, no matter where it is, it's always receiving exactly a million inputs. So maybe it's receiving 1000 by 1000 image. It's got some, so that's what it's receiving, but you just <text:soft-page-break/>make your own it's an accounting system for you to make your own thing, your own interface, and you can make as many as you want. So why do all this craziness with polynomials?</text:p>
      <text:p text:style-name="P16">Because what's amazing to me is that the polynomial operations mean things in terms of interfaces. We can add polynomials. You know how to do that. You can multiply polynomials. You might remember you do some kind of people call it foil.</text:p>
      <text:p text:style-name="P16">You just kind of multiply the polynomials. You can compose two polynomials like P of Q, but then there's some operations you probably haven't heard of, like tensor and or and internal hom, and these are just these are what are called monoidal structures on monoal closure on a category polynomials.</text:p>
      <text:p text:style-name="P16">33:08 And I'm not telling you what that means. If you know some category theory you can look at, you know already what it means.</text:p>
      <text:p text:style-name="P16">But they all mean something to us in terms of what you can do to interfaces. I'm just repeating this interface here. So if I had one of these called P, and you had one of these called Q, you could add them, you could multiply them, you could compose them, et cetera.</text:p>
      <text:p text:style-name="P16">So suppose P and Q are polynomials representing two different interfaces. Then what's P plus Q? Well, it's another polynomial, so it again represents an interface. And it would be the interface that can output a position of P or of Q, and a sensorium in a given position is whichever. If it's a position of P, it would be the sensorium of that thing or the forces there.</text:p>
      <text:p text:style-name="P16">If it's a position of Q, it would be the sensorium or forces that you can get there. So if P was this interface, this kind of thing that output these sorts of positions and input these sorts of forces, and Q is this one, then P plus Q is what?</text:p>
      <text:p text:style-name="P16">34:13 Nine y to the fifth plus two y to the fourth plus y cubed? And that would be like a machine that can be either in one of these three states or one of these six states sorry, positions. And when they are, they'd be inputting five possible distinctions, or one of these two inputting four possible distinctions, etc.</text:p>
      <text:p text:style-name="P16">So that's what plus Q represents. It's somehow making a new interface, but P times Q represents making a new interface in a different way. Something with this interface would output both. You have to like to remember how you multiply polynomials, but basically the sum ends of the product polynomial. A summand of this thing is a summit of P and a sum and Q.</text:p>
      <text:p text:style-name="P16">So the positions of this thing would be a pair consisting of position of P and a position of Q, but an input there or a sensation or distinctions you can make there would be one of either P or of Q.</text:p>
      <text:p text:style-name="P16">35:15 Because, like, just if you remember, like, what if P was five y to the fourth, outputs five different things and it puts four no matter what, and Q is six Y cubed, outputting six and inputting three. Then when you multiply them, you would output 30. I'm just multiplying three to cross here 30 y to the 7th. So you output both a position in P and a position in Q, a position in this five by six grid here.</text:p>
      <text:p text:style-name="P16">And then you'd input one of seven things, either something to P or something to Q. That's just what time does you could say, well, I want to input to both of them, I don't want to input to just one of the other. And then you're using a different operation called tensor. So P, tensor Q takes these two things and multiplies both the positions and the directions and the sensorya and lets you output both and input both all the time. So this operation does that times operation does what I said plus conversation does that.</text:p>
      <text:p text:style-name="P16">Composition is an interesting one when you compose polynomials, what it would do is an output would be something that output a P and then also a strategy for no matter what the P input was an output of Q.</text:p>
      <text:p text:style-name="P16"><text:soft-page-break/>36:26 It doesn't have to wait for you to tell it what the input to P was. It'll just give you the strategy for automatically outputting a Q thing once you know an input. So it runs P, then Q in series. Yeah, this thing kind of outputs a protocol.</text:p>
      <text:p text:style-name="P16">I think I'm going to say that on the next slide a little better. So we're pretty soon the or operation runs either P or Q or both in parallel. And then this bracket operation runs arrangements for wiring P and Q, if you remember what that means. I'll get into this a little more, but this one is going to output arrangements of PNQ and input what flows on the wires. So that's going to be an interesting one for us later.</text:p>
      <text:p text:style-name="P16">All I'm really saying is that all these different operations take interfaces and make new interfaces out of them and that allows you to kind of build things up modularly. We're also going to be able to we can also formalize the notion of arrangement.</text:p>
      <text:p text:style-name="P16">37:27 So we thought about ourselves in the Zoom calls and arrangement because Zoom lets my outputs be your inputs and vice versa. But you could also think about cells and organs, cell organs Lagrange in a cell or cells in a tissue. The arrangement is just how the information passes between those interfaces.</text:p>
      <text:p text:style-name="P16">I'm not so concerned about the spatial arrangement except as it allows information to pass between the interfaces. So here's a picture again and the orange thing is the arrangement. So two things about this picture you can see that the arrangement is how information passes between interfaces. You can kind of see it visually. But two things about this will be generalized.</text:p>
      <text:p text:style-name="P16">First, the information sharing can be much messier except in the circuit. You don't just have perfect wires. The inputs here might be affect by all sorts of stuff. And second, the information sharing can change, like the interfaces can change shape.</text:p>
      <text:p text:style-name="P16">38:27 I might close my eyes, but also the thing I say to you might change your interaction.</text:p>
      <text:p text:style-name="P16">So that's contained in this notion of an arrangement. So formally, if you do know category theory, then you've probably heard of categories, function and natural transformations. And polynomials are in fact functors from set to set. And an arrangement, it looks like this picture, but all I Dean by it is a natural transformation of polynomials. So every one of these pictures can be translated into a natural transformation of polynomial functions.</text:p>
      <text:p text:style-name="P16">And what this picture would be is you take the little arrangement, little interfaces, p one, P two, P three, P four, P five. You would tensor them together and then the arrangement itself would be a natural transformation from P one tender P two. Attention, p five to Q, the outer outer interface here. Now, what's happening? So, brief interlude for meta stuff.</text:p>
      <text:p text:style-name="P16">I just told you that an arrangement is natural transformation of polynomial function and all that's category theory.</text:p>
      <text:p text:style-name="P16">39:28 And I'm not expecting you to know category theory. I'm not expecting the audience to know category theory. So what's up with why would I even tell you that stuff? I'm just trying to show you what the math looks like.</text:p>
      <text:p text:style-name="P16">Let any technical person in the audience who does know category theory see that I'm what I'm talking about and kind of know where to look for what's next. But for everyone else or everyone, I just want to show what the math looks like and what it's about because so much of math is quantitative or maybe it's about shapes or something. But this math is really different. So I want you to see it because I want you to ask how is this math and what is it for? And the point is, it's about interfaces.</text:p>
      <text:p text:style-name="P16">It's about how you manipulate them, how you arrange them, how you guess them. And interfaces have <text:soft-page-break/>outputs and inputs and they're captured that depend on the outputs. And that sort of structure is kind of hard to talk about cleanly, but it's really well captured with polynomials not considered as functions, but as like, ways of holding structure. And then you can do these operations to the polynomials and they let you make new interfaces from old and we'll be talking about arrangements and dynamics next, but again, they'll just be in this category of polynomial function that it's all kind of the same story again and again.</text:p>
      <text:p text:style-name="P16">40:36 We don't have to change our accounting system to move between interfaces, arrangements, nesting dynamics, et cetera.</text:p>
      <text:p text:style-name="P16">Okay, so dynamics. Let's look at this arrangement again. What if every Pi, all these PS had a dynamical system running it, well, then what I'm saying here is that Q therefore would too. So a dynamical system is a thing with states that evolved through time. My current emotional state or the state of where I think I am in the talk or whatever, is my current state.</text:p>
      <text:p text:style-name="P16">And then I look at you guys and I see what you're looking like, or I read the slide, and then it changes, and then I output something. So that's what a dynamical system is. And then it can be formalized as a system of Odes or a discrete dynamical system, or you can just sync it to the high level idea. And I've said it so many times now, but I'll say one more time you're in a state, it shows up as your position, in other words, your output. And then any possible input you get would change your state.</text:p>
      <text:p text:style-name="P16">41:36 And right so, the math could be discrete or continuous. It both works in this polynomial. Seth so mathematically, a dynamics system, one P is a natural transformation, s Y to the S to P, where S is a set of states. Again, why am I telling you this? Because all the math looks the same.</text:p>
      <text:p text:style-name="P16">Whether you're talking about arrangements and natural transformation between polynomial functions, or you're talking about dynamical systems themselves inhabiting these interfaces, there all this natural transformation between polynomial functions. And then given the arrangement of all these PS inside of Q, which is natural transformation, and giving this natural transformation here, that puts dynamics in each of them, you get the dynamics in Q. So if each Pi had a dynamical system in it, so would Q by composing natural transformations.</text:p>
      <text:p text:style-name="P16">So this is currently the last math slide. I want to think about dynamics a bit more.</text:p>
      <text:p text:style-name="P16">42:37 So if you remember a few slides ago, I was talking about operations in a dynamics system on PSQ would be one that can switch between P mode and Q mode. So sometimes you're outputting P stuff and inputting from it. Sometimes you're outputting Q stuff and inputting from that.</text:p>
      <text:p text:style-name="P16">Sorry, I'm a little bit sick, so my voice is not great today. A dynamical system on P times Q would output both simultaneously. In any state, it's outputting both, but we can receive from just one or the other a dynamical system on P tensor Q would output both and receive from both. A dynamical system on P computer, Q would do the serial protocol where it outputs a P and outputs a strategy for taking any input on P and turning it into an output on Q. And then they would listen for and input on P and an input on Q.</text:p>
      <text:p text:style-name="P16">So it kind of just tells you, here's what I'm going to do. No matter what you it gives you a serial protocol is what I'm saying. And what about Pinner hom q?</text:p>
      <text:p text:style-name="P16">43:39 This is the in the category polynomial function there is an internal hom for tensor. You may have absolutely no idea what I'm talking about, but if something that comes with the math that no one created it wasn't invented.</text:p>
      <text:p text:style-name="P16">It just is part of the structure. Kind of like the complex numbers are miraculous in the sense that you <text:soft-page-break/>say you want algebraic closure, and all of a sudden, if I have one derivative, then I have all derivatives and stuff like that. So the category polynomial functions is kind of miraculous. It has tons and tons of structure that no one asked it to have. It just hasn't.</text:p>
      <text:p text:style-name="P16">But what is this structure, this internal home? Well, it's the sort of thing that runs arrangements for P and Q. So a dynamical system on this thing where I tensor P one, P two, P three, P four, P five, comma Q and put it in brackets. This internal hom, what it does, it's a dynamics system. This is a polynomial.</text:p>
      <text:p text:style-name="P16">Even though it looks like a big expression, it's itself a polynomial. And this polynomial has outputs and has inputs, as usual.</text:p>
      <text:p text:style-name="P16">44:44 And so what a dynamical system on this would do is would be output arrangements. It would output, okay, now I want you to wire to you and you to wire to you and you to wire to you. So if you're forming an institute, you'd say, wow, let's have this guy report to that person, and all that sort of stuff.</text:p>
      <text:p text:style-name="P16">And you would create some arrangements, and then that's what you output as the CEO say. And then you listen and you see what flow on the wires, and you see how Alice is talking to Bob and how Bob is talking to Carla and all that stuff. And you'd listen to that. And as you listen, you'd say, hey, actually I want Bob to report to Carla instead of Alice or whatever. And so you would change the arrangement.</text:p>
      <text:p text:style-name="P16">Your internal state would be to listen and receive the stuff that's flowing on the wires, and you'd be affected by that. And then you'd output new arrangements for the system. And I think that's kind of getting to this morphology thing. Maybe maybe there are systems that are monitoring the force of transmissions that are happening between subsystems and then outputting new ways that they should Lagrange each other.</text:p>
      <text:p text:style-name="P16">45:50 Okay, so let me give some applications.</text:p>
      <text:p text:style-name="P16">Digital circuits and control system fit neatly here. So a computer is a nested arrangement of dynamical systems. Every transistor the dynamical system, and two of them make up a NAND gate. Not and then you can get an orgate by wiring together three NAND gates like this. So I take my inputs and I split them, and I feed them to the NAND into the NAND, and then I put them together and I put it into the NAND.</text:p>
      <text:p text:style-name="P16">And now I have or this whole thing is just like NAND has two inputs and one output. This whole thing has two inputs in one output, but it's got some internal structure. And now we've got an orgate. We could nest orGates and and gates and NAND gates and we can get adder circuits and multiplying circuits and ALU's arithmetic units, whatever, and CPUs and monitors and they're all made just with transistors.</text:p>
      <text:p text:style-name="P16">46:52 Like the memory cells are all like flipflops are just situated transistors.</text:p>
      <text:p text:style-name="P16">And so we can kind of make this nested system of transistors and get a computer. And so the arrangement here is all really simple. It's never changing in time. It's soldered in, it's fixed. Unlike us on the zoom call it's dynamics are simple.</text:p>
      <text:p text:style-name="P16">Every state is just a function of the input only and it just uses there's no memory in the transistors. And yet, because of loops in the wiring in the arrangement, we get all possible things that the computer can do. So with enough nesting and enough interesting arrangements, even though the arrangements internally are not that difficult, when you nest them, they get really amazing in the sense you get a computer. And that is the dynamics system that is happening right now. Allowing for this zoom call to take place.</text:p>
      <text:p text:style-name="P16">I guess there's some internet stuff too that I don't know how it's made, but the computer are made this <text:soft-page-break/>way.</text:p>
      <text:p text:style-name="P16">47:53 Control systems also have complicated dynamics. Let's say this is a power plant or something, but again, I think they basically have fixed arrangement. So your cruise control in your car isn't changing, whether this listening to the gas or the maybe for the battery. In a hybrid car there would be a changing arrangement.</text:p>
      <text:p text:style-name="P16">But at least old fashioned control systems have a fixed arrangement of how the feedback is going to work to control the speed or whatever temperature.</text:p>
      <text:p text:style-name="P16">Deep learning also fits. Hinton the formalism of polynomial function, but in a different way. Here the interfaces are all the same. They're all outputting a real and inputting a real. And the arrangements are all really simple.</text:p>
      <text:p text:style-name="P16">They're activated weighted sums. Now, I'm drawing this differently than most people would. Most people would put these three boxes on the left of this big box and they'd wire the 3D things in and it would seem like this was a box. Taking R three to R. The way I'm thinking about, because I want to put this into the context of this accounting system of polynomial function, it works better to think about a neuron listening to some neurons on Heins left or some predecessor things.</text:p>
      <text:p text:style-name="P16">49:05 So like a higher level thing, listening to lower level things, it makes more sense in this formulas and to put them inside. And then the arrangement isn't just a wiring diagram, but it has more structure. As I said, those wiring diagrams were just easy cases. Often it's more complex, but there's still arrangements in the sense of natural transformations of polynomial functions. And what this arrangement would do is to take the output of these subguys and weight them, maybe multiply this one by three, two, etc.</text:p>
      <text:p text:style-name="P16">Add them up and then do an activation function and output that to the higher level, bigger thing. Then when it gets a loss in, it would take the gradient and pass the components of that gradient to the three or pass the components of that loss to the three things and then take the gradient and change the wiring diagram. Not the wiring, but the interaction pattern. So it chance these three numbers. So the information, Florian OTT is the inner boxes current guests about what's going on in the world, the current weighted sum.</text:p>
      <text:p text:style-name="P16">50:10 These guys send out their guesses, we add them up. We send out our guess as the higher level manager here. And then we get some loss function, we distribute it to our subunits. We also use it to change the arrangement here. So the changing of weights in the training of a neural network is the changing of arrangements that I've been kind of pushing this whole time, right?</text:p>
      <text:p text:style-name="P16">The arrangement is dynamics. The loss not only is sent to little boxes, but is updating the arrangement, the collection of weights.</text:p>
      <text:p text:style-name="P16">So Deep Neural Networks is one of four examples we currently have of a certain structure that postdoc working with me and Brandon Shapiro and I are calling a dynamic organizational structure or dynamic opera. It's a fractal like system of arrangements that change through time, where the arrangement decides how information flows through the system, just like I've been saying. And yet the flowing information contains the arrangement, just like I've been saying. And we formalize this using category theory.</text:p>
      <text:p text:style-name="P16">51:13 And the four examples we have are deep learning, like I was talking about in the previous slide, prediction markets, action planning.</text:p>
      <text:p text:style-name="P16">So this is with Sophie Lipkind and noncooperative strategic games. So we have only four examples of <text:soft-page-break/>the structure, but I'm guessing there are many more. So I'm guessing for example, Active Inference can be another one, or maybe free energy communication or something like that. The point is that these are like very fractal structures where like a collection of deep learners or gradient descendants, if you put them together, you get another gradient descender. If you take a bunch of predictors and make them into a single predictor, you get another predictor.</text:p>
      <text:p text:style-name="P16">So like the collection of predictors becomes a predictor. And the way that, the way that predictors are, the way that wealth or trust is distributed between predictors is properly nested and stuff like that, ant really go into it, but I'm interested in whether I'll see it on the next slide. Okay, so wrapping up kind of many people think of math about number, but it's not a math subject.</text:p>
      <text:p text:style-name="P16">52:16 And accounting system tracks certain things. And what we're trying to track above is dynamics, arrangements.</text:p>
      <text:p text:style-name="P16">Math is called polynomial functions and it's well known and beloved in category theory. And it accounts for interfaces, dynamics and arrangements in a really nice way. And it's about building a bigger system force littler parts. It accounts for composing circuits and control systems and deep learning and prediction markets. And then you could combine these because they're all in one formalism, you could take your control system and hook it up to a deep learning system and put that in a prediction market and all of it's just polymal functions all the way down.</text:p>
      <text:p text:style-name="P16">I think it might have, maybe I should have said it might have particular value Active Inference lab because it lets us talk coherently and precisely about these things like changing interfaces. I might be wrong, but I don't know that that's a part of the formalism of Active Inference today in terms of changing the arrangement and stuff like that. But I'm interested to hear more, you guys changing how things communicate, change how the communication pattern itself changes as information is exchanged.</text:p>
      <text:p text:style-name="P16">53:23 But if we wanted to make Active Inference into a dynamic organizational structure, for example, you might dynamic organizational structure one person, when they saw that, they thought, oh, you should really call it multi scale dynamics organizational structure in order to really clarify your particular brand here, but maybe not. So what would we do if we wanted to make free energy minimization a dynamic organizational structure?</text:p>
      <text:p text:style-name="P16">What we would specify all the interfaces that we're going to be talking about that would be used to house free energy minimizers. Like what is a free energy minimizer allowed to output and what are they allowed to input? And you would get clear on that as step one. And then you would consider how free energy minimizers Lagrange themselves, like what an arrangement of free energy minimizers would be, where if you Lagrange them in that way, it would constitute a larger scale free energy minimizer. So that's the sort of thing you would have to ask to make this into a dynamics organizational structure.</text:p>
      <text:p text:style-name="P16">54:26 And as long as they all cohere nicely, there's some formal check we would do. We would have a dynamic organizational structure. So to summarize, I feel like I've said it a million times now, but applied category theory is math for tracking interlocking structures, coherent structures. It's not about how much of something there is, it's about how it's arranged. And it applies in quantum mechanics and computer science and math, material science and linguistics.</text:p>
      <text:p text:style-name="P16">But it focuses on structural questions in each one. It allows the content to be something that someone else handles later. And it's just telling you how you're going to be handling that content so that you <text:soft-page-break/>don't kind of step on each other's toes as you use it. So I'm interested in the structure of interacting dynamics systems, like how I want to account for be able to account for this. I don't want to necessarily give the account, but I want to be able to account for this stuff that we're doing here together, how we change, how we're inputting.</text:p>
      <text:p text:style-name="P16">I'm changing by turning the speaker off or disconnecting and therefore not inputting the same or how we're outputting muting or camera off and how all that affect what happens on this call or wherever we are and how we change and what we learn and how we make sense of things together.</text:p>
      <text:p text:style-name="P16">55:40 So again, I don't have specifics, but what I'm offering is this accounting system, this category of polymer function to account for dynamic arrangements and I'm hoping that it is helpful for thinking about Active Inference so that's it happy to talk about stuff.</text:p>
      <text:p text:style-name="P16"/>
      <text:p text:style-name="P16">55:57 Bleu:</text:p>
      <text:p text:style-name="P16">That's super awesome, David. Thank you so much. I have a million questions, but I didn't want to interrupt because I was really enjoying just hearing you, because it helps to gel more solidly in my brain if you can if the interaction is, like, give me all the things and then let me pick up on the little pieces, and maybe that works for, hopefully, the audience.</text:p>
      <text:p text:style-name="P16">Also. Daniel, are you watching the YouTube chat? Is there questions? No. Do you want to go?</text:p>
      <text:p text:style-name="P16">Because I'll interrogate him for a while.</text:p>
      <text:p text:style-name="P16"/>
      <text:p text:style-name="P16">56:27 David:</text:p>
      <text:p text:style-name="P16">Okay. And this doesn't block you, does it? This thing up here? No, it looks fine.</text:p>
      <text:p text:style-name="P16">Okay. I David W. Green for you to be there.</text:p>
      <text:p text:style-name="P16"/>
      <text:p text:style-name="P16">56:35 Daniel:</text:p>
      <text:p text:style-name="P16">Please begin the interrogation and I'll be ready with the live questions soon.</text:p>
      <text:p text:style-name="P16"/>
      <text:p text:style-name="P16">56:39 David:</text:p>
      <text:p text:style-name="P16">Cool.</text:p>
      <text:p text:style-name="P16"/>
      <text:p text:style-name="P16">56:40 Bleu:</text:p>
      <text:p text:style-name="P16">Alright. Okay, so let me just go back to the beginning. So in the very beginning you said that you feel like Active Inference kind of meshes with category theory. I'm just curious. I think I kind of got a really good idea through the course of your talk, but maybe you can articulate the why to maybe kind of help us understand where that basis is coming.</text:p>
      <text:p text:style-name="P16"/>
      <text:p text:style-name="P16">57:08 David:</text:p>
      <text:p text:style-name="P16">From on your cool. Yeah. When I first heard it was one thing was like utility and prediction are melded. Like what I want is I'm just expecting the world to be a certain way and what I want is for it to be that way. So if I want to, if I really intend to have something, it's because I know that I kind of deserve it.</text:p>
      <text:p text:style-name="P16">I think people might have fantasies where they think they can get things they don't deserve or something, but it doesn't work out. I'm not sure. I feel like I'm going into too much there. But I like this <text:soft-page-break/>idea of melding those two things because utility never really made sense to me. It's like, where do I get this utility function from?</text:p>
      <text:p text:style-name="P16">Well, what I somehow thought was what they're saying is my knees are a certain way. They are a prediction of the fact that gravity will be in a certain range or my lungs can take in this sort of this way because they're a prediction that my lineage has made about what sort of atmosphere I'm going to be put into.</text:p>
      <text:p text:style-name="P16">58:14 And the things I'm saying to you right now, like utility, whatever I'm using to decide how good it is for me to say a thing is my prediction of. What's actually wanted to hear. So I like that it reduced the number of variables there like, instead of number of entities in the universe or something from utility and prediction just to prediction.</text:p>
      <text:p text:style-name="P16">I don't remember, like, other things exactly, but I just remember kind of feeling like, oh, I also like that it's scale free. So free energy minimization, for example, or Bayesian updating stuff doesn't need you to be at a particular scale. It's not about subatomic particles or something. I like that a scale free, and that somehow it's a physicsy thing. Like, I'm really looking for a scale free thing.</text:p>
      <text:p text:style-name="P16">You mentioned emergence Bleu, and I'm going to stop talking soon. But I'm not a huge fan of the concept of emergence because I feel like it's usually talking. Assuming we're going to start from a low level and then say, and then the next level is magic, and then they start from that level and they're like, and then the next level is magic.</text:p>
      <text:p text:style-name="P16">59:20 And I'm really looking for the principles where the inductive step to move from and to. And plus one is the thing we're monitoring.</text:p>
      <text:p text:style-name="P16">So we're never like, confused or like, whoa, where did this amazing thing happen? We're always seeing. We're monitoring. Hae Parr. And I really liked that free energy minimization and entropy maximization and stuff like that is the sort of thing that I could imagine happening at all scales, no matter if you're a person or you're a cell or you're an atom.</text:p>
      <text:p text:style-name="P16"/>
      <text:p text:style-name="P16">59:55 Bleu:</text:p>
      <text:p text:style-name="P16">Cool. Definitely. I have to apologize for this beeping going on in my background. I'll try to remember to mute, but I do think that, yes, emergence is cool. But also there's this bi directional information flow.</text:p>
      <text:p text:style-name="P16">And when we had Mike Levin come onto the live stream, he really talked about it when he discussed his paper, the computational boundary of itself. So, yes, there are bottom up, there are emergence properties that happen in a collective, but there's also top down constraints on those emergent properties that come from the, quote, higher level or maybe like, larger scale. So if we're building things up and down, there's constraints that go down and information that comes up. And you've got to have this bi directional information flow to even start to think about drawing any kind of boundary or creating an interface around the thing itself. We talked about positive code, Mike Love, and I don't know if you're familiar with that paper, but yeah.</text:p>
      <text:p text:style-name="P16"/>
      <text:p text:style-name="P16">1:00:53 David:</text:p>
      <text:p text:style-name="P16">Cool.</text:p>
      <text:p text:style-name="P16"/>
      <text:p text:style-name="P16">1:00:54 Bleu:</text:p>
      <text:p text:style-name="P16">Something else. And so I know you've talked with Mike a lot and also with Chris Fields. And when <text:soft-page-break/>Chris came, he really talked to us about contextuality, and he started to get into some math that I think is maybe related to some of the things that you were talking about here. So you talked about operations that correspond to interactions between sets, and Chris talked to us about choosepaces and channel theory and as these interactions that transform sets as infomorphisms.</text:p>
      <text:p text:style-name="P16">And I don't know if any of that language speaks to this. It's hard for me to tell what is the language of category theory and what is the implication of the category theory to something in real life or that's not just the set of X, such that x is less than or equal to like these kinds of maths.</text:p>
      <text:p text:style-name="P16"/>
      <text:p text:style-name="P16">1:01:55 David:</text:p>
      <text:p text:style-name="P16">Right, right, yeah. So the two spaces stuff is definitely category theory and relates there's a nice way of talking about the relationship between two spaces and polymer punctures, although I don't have it on the tip of my tongue right now. So these polymal function are kind of bidirectional because, like, if you have these arrangements, which are maps of polynomial function, this sort of thing, this quote unquote higher level thing is talking to the lower level things.</text:p>
      <text:p text:style-name="P16">Lower level things are talking to each other and they're also talking to the higher level thing. So there's this kind of bi directional thing there. And so on that level, I'd say yes, it does sound similar to what Chris Field was saying. And then but you also ask like, what is the application of category theory? So once you have an accounting system, you can build a tool from it.</text:p>
      <text:p text:style-name="P16">So if someone says, hey, I got this great idea, it's all about plus and times, and like, dollars can be added, but not multiplied, and they can be multiplied by numbers, but not each other, whatever.</text:p>
      <text:p text:style-name="P16">1:03:04 You make this rule and then someone could build a spreadsheet program that incorporates that rule. And maybe current spreadsheets don't allow you don't keep you on the rails with respect to not multiplying two dollar figures, but you could imagine that they did. So what's the application? The application is that once you have the accounting system, the mathematical accounting system, you can build tools from it or you can just think through it on the whiteboard or something.</text:p>
      <text:p text:style-name="P16">But if you build tools, that's a major way people use math, calculus or whatever, they simulate things. If you use category theory, what it lets you do is you say, I have this minoidal category called poly, and then someone says they want to implement it. Well, instead of thinking about all the features they want from an interface Lagrange, and they're like, oh, and let's have it print like this, and let's have it published, the web like that. And they have all these features. What it allows you to do is not look at any feature requests.</text:p>
      <text:p text:style-name="P16">You just implement the accounting system.</text:p>
      <text:p text:style-name="P16">1:04:05 You just put it in there, just the math, and you call it a day. And then if somebody else wants to add stuff, you do it later. And you don't use that to influence kind of the basic code. It allows you to write very, very highly structured and very compressed code that does that does all of the major back end work of the thing.</text:p>
      <text:p text:style-name="P16">And then every other feature request is like, you know, that's kind of the gold plating or like the thing that makes a user interface for it. But does that make sense as an application?</text:p>
      <text:p text:style-name="P16"/>
      <text:p text:style-name="P16">1:04:38 Bleu:</text:p>
      <text:p text:style-name="P16">Yeah, and perfectly segues into my next question, actually. So you talked about category theory as a potential accounting system and early on actually, I think you even mentioned morality in your talk. <text:soft-page-break/>But even before we were talking about intelligence and grounding and ethics and wisdom, I'm now like internal studying generative finance and potentially new ways to develop accounting systems that may involve carbon credit or some kind of moral or ethical bound.</text:p>
      <text:p text:style-name="P16">That's like a new system for not just plus and minus dollars, but maybe like a new system for accounting, like a ledger that allows for more thoughtful consideration into or of the environment and just the world at large and humanity and our fate and future as a species. And I just wonder if you thought about that.</text:p>
      <text:p text:style-name="P16">1:05:40 And I definitely think you definitely think that category theory can maybe jump in and rescue us here or just what are your thoughts on that?</text:p>
      <text:p text:style-name="P16"/>
      <text:p text:style-name="P16">1:05:46 David:</text:p>
      <text:p text:style-name="P16">Yeah, so category theory, you have to do the work of deciding what your accounting system is in some sense. Like it helps you decide what things since it is talked about, all of math can be written in category theory at this point, or at least all that I can think of.</text:p>
      <text:p text:style-name="P16">All of math is the stuff that people have used so far to think about the world. And so it's somehow getting all of that into a single system. So it's likely that whatever we're thinking about now with this regenerative finance, etc, if, you know, there would be some good way of putting into category theory, but that still has to be done. It won't rescue you, except it'll be there as like, yeah, if I had an expert to work with, I could do it. But then in terms of the question itself, regenerative finance and that's morality and stuff like that, I don't know if there's a sort of thing that comes to mind, but one thing I think in our society that might be pretty bad and it's in ourselves also.</text:p>
      <text:p text:style-name="P16">1:06:51 Or at least maybe it's good. But it's good in a way I don't understand yet. And that is that in these big arrangements there's little things whose job it is to hide the intentions of the things inside.</text:p>
      <text:p text:style-name="P16">I'm not sure I'm going to name this person and it's almost a trigger, but Jeffrey Epstein, I think what was he good at? I kind of think I know he was known for like, making these financial derivative instruments that like hid the subprime mortgage stuff. And I feel like his whole island and all the stuff he was doing, like he just knew all the secrets and his and I could imagine backing away from him. But like also, like the meat industry, there is secrets about how meat is produced. And when you go to the supermarket.</text:p>
      <text:p text:style-name="P16">Their job is to make sure you don't think about that stuff. And so when you form these big arrangements or the financial system, there's a lot of what goes on in the financial system that's hiding the almost slavery that takes place in various places.</text:p>
      <text:p text:style-name="P16">1:07:59 And in myself, maybe the free. I think all this is really coming from the need to survive at all cost or something like that, that seems like our cells in our body don't have but we somehow have gotten. I'm not sure about that.</text:p>
      <text:p text:style-name="P16">So anyway, one thing that comes to mind is like, what's up with hiding attention? And is there any place for that?</text:p>
      <text:p text:style-name="P16"/>
      <text:p text:style-name="P16">1:08:26 Bleu:</text:p>
      <text:p text:style-name="P16">Wow.</text:p>
      <text:p text:style-name="P16">Also, just like from a very biological perspective, I do think that we have little things inside of us, maybe, who's not function it is to hide things. But I definitely don't have access to all of the knowledge <text:soft-page-break/>of every single cell in my body. Right. Or even organ survive at all costs. Like, yes, I could be like knock on someone growing a little cancer tumor somewhere that's not known to me.</text:p>
      <text:p text:style-name="P16">And like, we have mechanisms that mask pain and that even mask like, proprio exteroception. So there's a lot of things going on, like, there's a lot of hiding even in the biological system that happens between scales. Which totally leads in to my next question so perfectly, which was about compression and elaboration, what is hidden or what is compressed?</text:p>
      <text:p text:style-name="P16">1:09:34 Right. And what is the relationship or function or utility of category theory in elaborating compression and elaboration?</text:p>
      <text:p text:style-name="P16">Like, if I get the compressed version of what the larger box container? What's happening with the larger box? Can I elucidate the structure and what's happening in the smaller boxes or even the agreement of the smaller boxes within the larger container, the larger scale, say? And just so how much, how good is this math? Is it going to how is it going to help me understand compression and elaboration across skills?</text:p>
      <text:p text:style-name="P16"/>
      <text:p text:style-name="P16">1:10:13 David:</text:p>
      <text:p text:style-name="P16">Yeah, cool. I first want to say that I think of category theory as humanity's best thought compression language.</text:p>
      <text:p text:style-name="P16">So, for example, the category of polynomial functors is the full subcategory of fungus from set to set, spanned by coproduced representatives. And now I've told you the entire definition, and I don't expect you to understand it, and I wouldn't even expect a category theories to understand it, but I would write that expression that I just said on the board and it would be, I don't know, 20 words or 30 words, and then that would be sitting there at the top. And then I would go through like, what do I mean by category? What do I mean by set, what do I mean by function, what do I mean by spanned by, what do I mean by coproduct? And what do I mean by representative?</text:p>
      <text:p text:style-name="P16">And I would go through those words and I would explain whichever ones of those you didn't understand. And then I would explain those in a compressed way. And then you'd say, yeah, I get that, or no, I don't get that, and we could unpack this thing.</text:p>
      <text:p text:style-name="P16">1:11:14 So the category theory itself, before we get to your question about the interfaces and arrangements, is this amazing thought compression language where all the stuff in this talk, all the math behind it and the stuff is all an elaboration of this very compressed few words because we really made this language for compressing big thoughts. Then there if I remember, I hope I'm not missing the main part of the question, but you're also talking about the arrangements themselves as compressions.</text:p>
      <text:p text:style-name="P16">And, yeah, like an adder circuit is a compression of a bunch of and or logic circuits that are themselves a compression of nandgates, which are themselves transistors arranged in a certain way. A certain way. A certain way. And the nandgate, if you think about it, why did you arrange those two transistors that way? Because you knew that it would always act this way.</text:p>
      <text:p text:style-name="P16">You can kind of like everyone's demanding all the time, but or is a pretty good thing to think about and and is a pretty good thing to think about and plus is pretty good.</text:p>
      <text:p text:style-name="P16">1:12:22 And so these compressions, out of all the possible ways of arranging transistors into the number of transistors in and adder circuit, that can add two, three digit numbers or something like that, that might I don't know, let's just pretend that took ten that took 1000 transistors. Out of all the ways of arranging 1000 transistors, there's like a few that you would actually like where you're like instead of <text:soft-page-break/>adding two numbers and getting like some random thing, you get the actual sum. And so we compress into for some reason, some compressions are useful because we can predict them and I can kind of predict your behavior based on what I'm seeing on your face and what you need to know from me or what I can do to help and vice versa. And that ability to compress all this stuff into just something you output on the interface is really important.</text:p>
      <text:p text:style-name="P16">And the same is happening in the orgate and the outer circuit and stuff. So you kind of create things that have a well defined usefulness, even though I have no idea what that means.</text:p>
      <text:p text:style-name="P16">1:13:28 I don't know. Does that answer the question or did I miss a major part of it?</text:p>
      <text:p text:style-name="P16"/>
      <text:p text:style-name="P16">1:13:34 Bleu:</text:p>
      <text:p text:style-name="P16">So let me just repeat a part of it. So if I am a compression, say, let me just do something really simple. I'm the number six and I'm a competition of three numbers.</text:p>
      <text:p text:style-name="P16">I guess what I compress is the set of the possible numbers that make up six. That's what I compressed, right? So that's what translates to the compression. So you can never really go from the compression number six to figure out which of those three numbers were.</text:p>
      <text:p text:style-name="P16"/>
      <text:p text:style-name="P16">1:14:12 David:</text:p>
      <text:p text:style-name="P16">What you do know is the remaining thing that fitness gives you. There's lots of things that use six and they're all happy to know about six. And same with or like I don't know how you made your Jorge, you could have made it with 43,000 transistors and wasted a bunch of them. But the point is I don't need to know all that stuff. All I need to know is that this thing's going to take two booleans and produce a boolean in a certain way.</text:p>
      <text:p text:style-name="P16">And so the compression is outer interface is saying I don't care about all your private methods, just tell me what can I expect from you?</text:p>
      <text:p text:style-name="P16">And I think part of like, you know, in our society we have identities. I'm guessing that identity, which is such a major thing today, is like this compression of like, what's expected from the person. And we are working out like how those identities really do help us expect things from each other.</text:p>
      <text:p text:style-name="P16"/>
      <text:p text:style-name="P16">1:15:12 Bleu:</text:p>
      <text:p text:style-name="P16">So just on the topic of identity and to follow up and maybe continue this brain of thought a little bit. So, like, I am Bleu, I am a human, right?</text:p>
      <text:p text:style-name="P16">Like I'm a human that's alive. That's here talking under the compression of mastering number four one, which all of this conversation will eventually compress to active institute mastering four one. But the fact that I am Bleu and I a human, I am one among the set of many things that are all human. And we describe the set like living human in a certain way. Like, I have a certain number of cells, but many of the cells are not human, right?</text:p>
      <text:p text:style-name="P16">So more cells at some times of your digestive cycle than others. More cells sometimes are not human than actually are human. And so it's the set of things like how many human cells, how many different E. Coli, how many different types of bacteria and microorganisms and all these things compress to the set of living human.</text:p>
      <text:p text:style-name="P16">1:16:15 I would like to be able to unravel go from living human or even just find the limits of like, okay, so now like too many E.</text:p>
      <text:p text:style-name="P16"><text:soft-page-break/>Coli, some decomposing human that's not alive. So I would like to be able to really push the boundary of or even find the boundary of what makes the set of cells that is a living human versus like when do you it's like the phase transition, like the critical point. And what critical point are so many of these microorganisms alive that I become not a living human anymore?</text:p>
      <text:p text:style-name="P16"/>
      <text:p text:style-name="P16">1:16:49 David:</text:p>
      <text:p text:style-name="P16">Yeah. So in the same way, like an and gate is not made out of and gates, it's made out of smaller things.</text:p>
      <text:p text:style-name="P16">We don't really expect the high level things to be made out of little things. But the reason I think you're saying that there are these things called human cells is because we share this DNA and the DNA that you're tracking when you say that, hey, the E. Coli is not me. And the gut bacteria stuff is not me because it doesn't have our DNA, but it is you in the sense that it helps you as a pattern exist. And so if I was putting an interface around you, I definitely wouldn't personally want to only use your DNA cells and call those you because you wouldn't be a very good you.</text:p>
      <text:p text:style-name="P16">But yeah, so what can happen is, like these E. Coli's or these cancers or whatever inside of you, let's say you're just gigantic arrangement of stuff. What can happen is they can start to say things that start to mess with that agreement and start to change the arrangement.</text:p>
      <text:p text:style-name="P16">1:17:50 So remember, the agreement is changing based on what's flowing through the wires. So your E.</text:p>
      <text:p text:style-name="P16">Coli things in there might be saying some stuff or spreading some stuff that's changing the agreement. And now this cell is no longer talking to that cell a bit when it should have. And now that it's no longer talking to that cell because the arrangement has changed, now that other cell is not receiving what it usually does. So it starts to say different things and slowly this changes the arrangement so much that you're no longer a coherent whole. And the things that we can expect from you, your identity has changed to one that's not as interesting.</text:p>
      <text:p text:style-name="P16"/>
      <text:p text:style-name="P16">1:18:30 Bleu:</text:p>
      <text:p text:style-name="P16">Definitely. And so can you see that with the math, like, where this maybe phase transition takes place or, like, at what level of rearrangement? Like, maybe it's 20% rearrangement or, like, coherent arrangement or the information in the circuit transferring from one piece to another. Such that, like, when the information flow is so disrupted, then it ceases to be a functional arrangement.</text:p>
      <text:p text:style-name="P16"/>
      <text:p text:style-name="P16">1:18:58 David:</text:p>
      <text:p text:style-name="P16">Yeah, I think that problem is as hard as, like, being able to look at a spreadsheet and seeing if there's corruption.</text:p>
      <text:p text:style-name="P16">Like people can do it, but it's a judgment. It's like someone decides, like, no, that's not real. Yeah, I know it when I see it kind of thing. So there might be rules of thumb you could create in this accounting system, but I doubt I don't feel comfortable creating the cognition of the phase transition and I wouldn't expect it to be any more than a judgment. But yeah.</text:p>
      <text:p text:style-name="P16"/>
      <text:p text:style-name="P16">1:19:39 Bleu:</text:p>
      <text:p text:style-name="P16">Well, thank you. And thanks for letting me kind of ramble on a little bit there on the slide while we're here. This is totally changing the subject. If you were Roman, like, if you were ancient Roman using ancient Roman numerals, would Hindi Arabic numerals still be empirically better or does that depend <text:soft-page-break/>on context?</text:p>
      <text:p text:style-name="P16"/>
      <text:p text:style-name="P16">1:20:02 David:</text:p>
      <text:p text:style-name="P16">I think they would.</text:p>
      <text:p text:style-name="P16">I know that it must not be in the current culture, but I think it is just empirically better.</text:p>
      <text:p text:style-name="P16">Is a better baseball player better? Well, they're better at baseball.</text:p>
      <text:p text:style-name="P16">I'm not saying it's better. Like, maybe you just love these things and it makes you feel really good to see x's and stuff. And then for you it's great, like, use this thing. But if you ant to be a math person that multiplies things. Apparently in Rome they knew about square root of two back then.</text:p>
      <text:p text:style-name="P16">They figured out 1.414, apparently. I don't know. I don't know if that's true. But Pythagoras was like, back then. Can you imagine taking square roots if this is what you're using?</text:p>
      <text:p text:style-name="P16">It's just you can barely multiply. Like, how could you take e to a power and do could we do quantum mechanics today if we were having to do this? Could we do could we do even compound interest with this?</text:p>
      <text:p text:style-name="P16">1:21:03 I would never, ever ant. So it just wins.</text:p>
      <text:p text:style-name="P16">It's empirically better because those who decide to move to the system will outcompete these and in life there is some sort of competition.</text:p>
      <text:p text:style-name="P16">I do think that it's empirically better, but I'm happy to hear if you disagree.</text:p>
      <text:p text:style-name="P16"/>
      <text:p text:style-name="P16">1:21:28 Bleu:</text:p>
      <text:p text:style-name="P16">I mean, I do think survival of the fetus, right? So clearly, like, the Hindi Arabic numerals have won. But also I think that if I had never seen a Hindu Arabic numeral before and was trying to multiply, that I would prefer because it's like, just what I'm familiar with. It's part of my model is to use these Roman numerals if I was in ancient Roman and I would be like, what is this one for?</text:p>
      <text:p text:style-name="P16">And so it's just whatever, I guess, that you're familiar with. But it's need to hear your perspective.</text:p>
      <text:p text:style-name="P16"/>
      <text:p text:style-name="P16">1:22:00 David:</text:p>
      <text:p text:style-name="P16">Also, if you were a moth and it was turning everything was turning brown because of the new smoke, you might be familiar with being a white moth, but like, any moth that changed to being a brown moth would win. I don't know yet. There's familiarity and that is the thing, because we need that.</text:p>
      <text:p text:style-name="P16">We need homeostatic and stuff. But there's I don't know yet. I think that if someone was a more capable person in terms of being able to change, they would appreciate that faculty in themselves, they'd be like, I'm glad I tried to change. Yeah.</text:p>
      <text:p text:style-name="P16"/>
      <text:p text:style-name="P16">1:22:44 Bleu:</text:p>
      <text:p text:style-name="P16">So now I have a series of questions about the interface and the dynamics and interactions.</text:p>
      <text:p text:style-name="P16">I don't know if you want to skip forward to this slide. Are these terms like you said, you have some key terms, interface, dynamics, interaction, arrangement, and I'm tracking these terms. Are they part of the formalism of Calgary theory? Is this something that everyone is a category theory? They're not.</text:p>
      <text:p text:style-name="P16">Okay, so that was my question, was because the way that you discussed these interfaces, positions, forces, states, arrangements, enclosures, really spoke Active Inference lab so much. Which is why I really get why you're like, oh, yeah, that seems to like, kind of mesh with my current ideas. We have <text:soft-page-break/>the interface, which we talk about as a Markov blanket, like a exploration of boundary. And in the mark of blanket are like the sense states and the active states.</text:p>
      <text:p text:style-name="P16">1:23:47 So in the interface is like, you would call it, positions and forces.</text:p>
      <text:p text:style-name="P16">That's where I act on the world and the world acts back on me in Hae Park of Boundary similarly talked about the dynamics of the system as being hidden and only internal to the system. And we have hidden states or your internal states and then the interaction is like what I would refer to as maybe a state update. So there's like we interact and then I might change or it might just influence my future trajectory. So I just wanted to highlight the great degree of similarity between what you talked about and what we talked about very regularly. Active coherence lab.</text:p>
      <text:p text:style-name="P16"/>
      <text:p text:style-name="P16">1:24:33 David:</text:p>
      <text:p text:style-name="P16">Great. So what I did was I started noticing polymer punctures, wanted to do what I was trying to do, and then I took the feeling of using them, like the intuition I get by asking myself what a map of polynomial fungus is or whatever. And came up with these words as the things that most intuitive English words that tracked how the math was changing or how the math, like, developed as I made a story about these things. So these are really just the words that I found to most give me intuition for tracking what the math was doing automatically.</text:p>
      <text:p text:style-name="P16">It looks like. Daniel has Heins hand raised. Yeah.</text:p>
      <text:p text:style-name="P16"/>
      <text:p text:style-name="P16">1:25:17 Daniel:</text:p>
      <text:p text:style-name="P16">Thank you. Just great questions.</text:p>
      <text:p text:style-name="P16">Bleu and David, thanks for the very powerful and creative talk. I think on this topic of the Active Inference ontology mapping, I think that was really quite well stated, which is this idea of an input output system or an interface and things that are on one side of the interface are shielded from that on the other side of the interface otherwise, quite literally it would be a different thing. It's a really powerful idea and it comes up in computer science with APIs, it comes up in graphs and topology and we can even think about things like the arithmetic operations, like order of operations or nested parentheses. It's like, well, what happens in the parentheses, it stays in the parentheses until it's compressed and then it goes into some other area. And then also even how you described searching for intuitive words.</text:p>
      <text:p text:style-name="P16">And I'm sure actively inferring with many learners for terms that have a natural interpretation or conversational interpretation and also point towards more technical usage, which I think active.</text:p>
      <text:p text:style-name="P16">1:26:34 Coherence lab. We see a lot about system delineation and partitioning from the environment like such as the ones that you've brought up nested systems and interacting systems and also regarding some numerical quantities like surprise, attention and so on. Although also we have recently seen some symbolic Active Inference implication from Jfkir that are engaging in this action perception loop without sending statistical or numerical messages but rather communicating about logic values. So just wanted to note that and if you thoughts otherwise I'll read a question from the chat.</text:p>
      <text:p text:style-name="P16"/>
      <text:p text:style-name="P16">1:27:21 David:</text:p>
      <text:p text:style-name="P16">Yeah, quick thought is like somehow when we take language, for example matt and we translate it into motion, so if you say please pass the salt then like ten to the 15 atoms will move through space. You'll <text:soft-page-break/>say this word in language and then ten to the 15 atoms move through space and like some salt crystals land on your food or whatever. And so by having the math attached into intuitive ideas in our minds, we can then take the mathematical ideas and translate them into the movement of atoms of like me being able to talk or whatever. And like, it's really important that we have intuitive ways of thinking about these things because otherwise they won't translate down into the movement of atoms and actually the action that we see in the world that actually accomplishes anything. So I'm worried about all the mathematicians that are doing math that they don't have any sense at all about how it could ever be used.</text:p>
      <text:p text:style-name="P16">And this is kind of the point of Tobos institute is like I don't mind if you do like, okay, you can do whatever you want, but like, I don't see a point in doing math if you have no idea how that would ever be useful to anyone even in 1000 years.</text:p>
      <text:p text:style-name="P16">1:28:36 I don't know. So yeah, the point is to connect with the audience here, have this possibly be useful to anyone for real. I need to find the words that take the math and translate it into intuitive concepts so that they can come back to the math if they want to or whatever.</text:p>
      <text:p text:style-name="P16"/>
      <text:p text:style-name="P16">1:28:56 Daniel:</text:p>
      <text:p text:style-name="P16">Bleu anything to and on that.</text:p>
      <text:p text:style-name="P16"/>
      <text:p text:style-name="P16">1:29:01 David:</text:p>
      <text:p text:style-name="P16">Go.</text:p>
      <text:p text:style-name="P16"/>
      <text:p text:style-name="P16">1:29:01 Bleu:</text:p>
      <text:p text:style-name="P16">Ahead and read the chat questions.</text:p>
      <text:p text:style-name="P16"/>
      <text:p text:style-name="P16">1:29:04 David:</text:p>
      <text:p text:style-name="P16">Great.</text:p>
      <text:p text:style-name="P16"/>
      <text:p text:style-name="P16">1:29:05 Daniel:</text:p>
      <text:p text:style-name="P16">Alright, so this will pull us back generative a little bit and then I'm sure we could talk more Active Inference or institute talk. So Ali wrote, it is said that category theory is the most abstract area of mathematics out there.</text:p>
      <text:p text:style-name="P16">Perhaps we can even call it a kind of meta mathematics. Danielle Bassett claims in Intuition, Pumps and other Tools for thinking that we can theoretically go meta on every level of abstraction. So is it possible to conceive a level of abstraction even more meta than category theory in mathematics?</text:p>
      <text:p text:style-name="P16"/>
      <text:p text:style-name="P16">1:29:44 David:</text:p>
      <text:p text:style-name="P16">Yeah, great question. So there is a category of all categories.</text:p>
      <text:p text:style-name="P16">The thing is that when you have a category of all categories, first of all, it's like really big and second of all, it has an even higher level structure than each category does. So it's called a two category of all categories and then there's a three category of all two categories. But there is amazingly a thing called infinity categories that finishes this thing where there's an infinity category of all infinity categories. And I think that the abstract. Like it's very hard to think about this thing and it's still an active area of <text:soft-page-break/>research to create like a nice infinity Calgary.</text:p>
      <text:p text:style-name="P16">But yeah, people keep getting stuck on hey, I've got all these categories and I want something more abstract in it. And then I need a two category and I'm done. I got the two categories of all categories.</text:p>
      <text:p text:style-name="P16">1:30:45 But then eventually someone. Ants.</text:p>
      <text:p text:style-name="P16">The next one?</text:p>
      <text:p text:style-name="P16">This is a great question, and it's an active area of research right now.</text:p>
      <text:p text:style-name="P16"/>
      <text:p text:style-name="P16">1:30:55 Daniel:</text:p>
      <text:p text:style-name="P16">Okay, interesting. I'll ask one Active Inference related question that connects also two enclosures and nesting. So in the generative models that we see in active coherence, they're Bayesian graphs and they're describing control systems and action perception loops and so on. We've seen nested models be used in ant least two different ways.</text:p>
      <text:p text:style-name="P16">One is to describe systems who are physically nested within one another, such as an organism, and then the organs, the cells, organelles, and those interfaces and what that nesting or enclosing can be interpreted as has a natural spatial interpretation. However, there have also been nested models of cognitive modeling flavors. And in those cases, it's never been clear whether the nesting or enclosing that's happening is reflecting spatial boundaries.</text:p>
      <text:p text:style-name="P16">1:31:59 In some cognitive space, if one chooses that direction of interpretation or in fact, what that nesting entails and then, importantly, why it would have a structural isomorphism with the nesting of the maturishka and just things that are physically nested inside of each other. So what does nesting and enclosure mean here and is referring to spatial boundary or other concept boundaries?</text:p>
      <text:p text:style-name="P16"/>
      <text:p text:style-name="P16">1:32:26 David:</text:p>
      <text:p text:style-name="P16">Yeah, great. So this, like, same with airplanes or something. You have the physical airplane, but then different parts of the airplane are really talking to each other. That may not be like the radio of the control tower and the radio of the airplane are, in some sense more closely connected than the radio of the airplane and the engine of the airplane. The radio of the airplane and the pilot are strongly connected.</text:p>
      <text:p text:style-name="P16">And so, yeah, there's always this logical what I would call physical arrangement and logical agreement. And those might be different, but what they are from this point of view or one thing you could do is just so if you if you look at, I don't know, this x one two and X two one, you might imagine that there's a logical way of foraging things where these really seem like they're quite close. And so I probably should have shown this, but that picture is the same as this one.</text:p>
      <text:p text:style-name="P16">1:33:27 I've just undone the nesting. Let's see if I can try to show that.</text:p>
      <text:p text:style-name="P16">So, yeah, let's see. This is oh, no, it's not. Darn it. I didn't take the same one. That's confusing.</text:p>
      <text:p text:style-name="P16">Okay, well, I think I added an extra loop on this thing or something.</text:p>
      <text:p text:style-name="P16">Anyway, my point is we can undo this nesting and have this one be closer to this one and some other nesting. So you could use this organizational system called an opera to handle the fact that you might want to nest things differently for different purposes. This picture here is supposed to be either physical arrangement or logical arrangement. It doesn't matter. And it's really just about who's talking to who.</text:p>
      <text:p text:style-name="P16">That's the most important thing. The thing is that in your liver, in your brain, in your cell. Maybe the latency of communication is much better than across the boundary.</text:p>
      <text:p text:style-name="P16"><text:soft-page-break/>1:34:28 Sorry for the voice issue.</text:p>
      <text:p text:style-name="P16"/>
      <text:p text:style-name="P16">1:34:32 Daniel:</text:p>
      <text:p text:style-name="P16">Well, very interesting. And in neuroscience it speaks to the distinctions of structural, functional and effective connectivity, which, if only it was domino's hitting each other and they were all identical, but even in that case, I don't think they would be identical. So we're dealing with something and that's a great example with the informational and the causal connectivity. After all, the Bayesian causal graph architecture is pointing towards something that is presenting itself as cause with a technical specific definition, although a natural word.</text:p>
      <text:p text:style-name="P16">And so it is interesting when the causal architecture may not reflect the physical architectures and vice versa.</text:p>
      <text:p text:style-name="P16"/>
      <text:p text:style-name="P16">1:35:15 David:</text:p>
      <text:p text:style-name="P16">Right. And this the opera, the notion of opera, which I never said during the talk, but this nesting thing is designed to allow you to rearrange how you want to consider inside and outside, or whether you want to consider physical or logical to allow you to do that. Zooming on your own time or your own way without affecting what the thing is going to do as a whole.</text:p>
      <text:p text:style-name="P16"/>
      <text:p text:style-name="P16">1:35:42 Daniel:</text:p>
      <text:p text:style-name="P16">Thank you, Bleu.</text:p>
      <text:p text:style-name="P16"/>
      <text:p text:style-name="P16">1:35:45 Bleu:</text:p>
      <text:p text:style-name="P16">So just to add on to the possible layers of nesting, there's also the layer of temporal nesting. Right. So things happen at like a very fast pace that we don't observe. Like the light is flickering.</text:p>
      <text:p text:style-name="P16">As long as it's like greater than 60. Don't see it flickering, but I know it's flickering. And as long as it's like not in my perceptible range, then it doesn't really matter to me. Just similarly, I don't think biological evolution maybe cares all that much about mastering 4.1, but cares about like how many children we each have and all these other things.</text:p>
      <text:p text:style-name="P16"/>
      <text:p text:style-name="P16">1:36:24 David:</text:p>
      <text:p text:style-name="P16">Right.</text:p>
      <text:p text:style-name="P16"/>
      <text:p text:style-name="P16">1:36:24 Bleu:</text:p>
      <text:p text:style-name="P16">So the relevance, the salience and across temporal scales is also something to think about. And we talked about like the changing interface, I think you mentioned that. And with the question of, like, I don't know if Active Inference does this changing interface. So it does in the Markov of kernel, which we just actually learned about and talked about when we were talking about quantum systems with Chris and Mike and John. So that was like, I think, Livestream number 40.</text:p>
      <text:p text:style-name="P16"/>
      <text:p text:style-name="P16">1:37:01 Daniel:</text:p>
      <text:p text:style-name="P16">Also, on that technical note, I would suggest that the plain essence of the blanket definition does not entail any sort of dynamical rearrangement. However, recent work by Dalton S and others has pointed <text:soft-page-break/>towards a definition of a blanket index which reflects a weekly mixing dynamical interface zone that is on a zero to one continuum. And that may point towards the kind of rearrangeable interfaces, although not with the kind of category theoretic nature, as far as I know. But again, this is like a very interesting area and I can see many applications in systems, including online teams and organization. And so I really like that you used what was at hand and at eye for making some of these connections clear.</text:p>
      <text:p text:style-name="P16"/>
      <text:p text:style-name="P16">1:38:02 David:</text:p>
      <text:p text:style-name="P16">Cool.</text:p>
      <text:p text:style-name="P16"/>
      <text:p text:style-name="P16">1:38:06 Bleu:</text:p>
      <text:p text:style-name="P16">And just one last connection you had mentioned you applied like, trails that you're chasing right now and you mentioned prediction markets. And I do think that well, first of all, you talked about, like, before you talk about that, you talked about the free energy minimizers. Right? So each little component in the system is a free energy minimizer within the FET. It can scale to form like a container, free energy minimizer.</text:p>
      <text:p text:style-name="P16">So yes, and that will stay a free energy minimizer as long as it decreases the free energy of all of the components in the container for it to stay a container. Right. So that speaks to self assembly and perhaps more for genesis.</text:p>
      <text:p text:style-name="P16">Consider how free energy minimizers Lagrange themselves there we go. And how they constitute a larger scale free energy minimizer if it lowers the free energy. And then just in terms of application, prediction markets, I think is a really good way to maybe align category theory with the FEP.</text:p>
      <text:p text:style-name="P16">1:39:15 And I think some of that has been done. I want to say, like, the multiarmed bandit problem is maybe like a rudimentary example of that.</text:p>
      <text:p text:style-name="P16">And I don't remember which Livestream that was. It was a long time ago. But we did have a paper dealing with the multi arms and bandit problem and using friends to solve it. And that might be like a way to start to align more.</text:p>
      <text:p text:style-name="P16"/>
      <text:p text:style-name="P16">1:39:41 Daniel:</text:p>
      <text:p text:style-name="P16">Just on the prediction market area then. David, really curious to hear what you think. I see a lot of parallels with what you described about transistors. Again, you said a thousand pieces components in this transistor, the space of the 1000 pick N connections might be vast. And so that's where, like, selective processes and abductive logic come into play with this two stroke engine of, like, diversifying and exploring the space and printing down based upon function.</text:p>
      <text:p text:style-name="P16">And so we could imagine prediction markets where the nest mate level, the colony participant is making great predictions, but then they're being compiled in a way that's actually inadequate. We could also imagine the other extreme where no nest mate knows how much food the colony has or what the weather is outside, etc. But its natural actions still participate in a colony or in a market that makes adaptive decisions. So in that structuring of multi scale sense making, the competition and the ability to create systems that are valid across scales and don't force any kind of implausible constraints, it becomes essential because people point sometimes to wisdom of crowds and all these other related areas.</text:p>
      <text:p text:style-name="P16">1:41:07 And there's probably some areas and some ways of doing it that are just incredibly effective.</text:p>
      <text:p text:style-name="P16"><text:soft-page-break/>And I'm sure we can think of crowds and ways of doing it and questions where it is just not that way.</text:p>
      <text:p text:style-name="P16"/>
      <text:p text:style-name="P16">1:41:21 David:</text:p>
      <text:p text:style-name="P16">Yeah. So in this work on dynamic organizational structures, there's a kind of fractal like nature to it where the same thing, like there's one formula for the whole thing. And so in order to be one of these things like in this technical sense that we wrote up, it can't have all sorts of crazy stuff at one level that doesn't exist at another level.</text:p>
      <text:p text:style-name="P16">This is not supposed to be an indictment of it, but we tried to make a more socialist example of a prediction market where the wealth, the updated wealth, would be more evenly distributed. And it wasn't hierarchical. It didn't have the fractal property where what would happen at the high level was coherent with what was happening to low level. And so it could have been because we weren't creative enough for whatever. But my main point is that there are rules to this system that say when it's going to kind of align across the entire structure and when it does and you get a very short description that happens at all scales.</text:p>
      <text:p text:style-name="P16">1:42:33 And so what? This kind of tracking system allows us to say, I mean, you don't have to trust that dynamic organizational structures are a good system. But if you were like, well, we need something to guide us here, then you could use it to say, well, this way of assembling predictions to make a higher level prediction just doesn't work as one of these dynamic organizational structures and therefore we're going to deny it as the way we're going to do stuff because it's not going to work when we do multiscale things.</text:p>
      <text:p text:style-name="P16">These four examples do so in heavy learning. For example, what we mean by that is spike time dependent plasticity where if I hear you say the same kind of valence as me, but you said it like 1 second ago whereas I'm saying it now, then I want to wire to you more strongly. So this kind of like just this kind of time horizon where I'm listening for your agreement with me and if you did before me then I want to wired you more that itself.</text:p>
      <text:p text:style-name="P16">1:43:39 There is a way of putting those together that has this kind of fractal like structure but there's tons of ways of doing it that don't. And so that's kind of what's going on here.</text:p>
      <text:p text:style-name="P16"/>
      <text:p text:style-name="P16">1:43:50 Daniel:</text:p>
      <text:p text:style-name="P16">In what you just said with a short description across scales, I see it reflected in that definition you wrote up on the chalkboard that COVID be uncompressed and in past assault or past assault please. And then in the organizational setting, that kind of multi scale decision making and ability to address a kind of integrated stack of scales such that there is a compression like I am running, which is describing a coherent set of action planning all the way down to the cellular and molecular that can be semantically compressed in a verbal or linguistic community in a certain way. And there's other people who you say I'm running and they're going to look at you like what language are you speaking? So it still is contextual, yet we can have these multiscale descriptions.</text:p>
      <text:p text:style-name="P16">1:44:52 And then I have a note from Kevin in the chat, in case it hasn't been noted.</text:p>
      <text:p text:style-name="P16">Might be worth mentioning to David that Markov Blanket Active Inference lab are just a kind of Bayesian network directed asyclic graphs with probabilities assigned to the vertices for all those who will be following this trail and working to build this relationship, hopefully between category theory and Active Inference. Thank you, Kevin.</text:p>
      <text:p text:style-name="P16"><text:soft-page-break/></text:p>
      <text:p text:style-name="P16">1:45:18 David:</text:p>
      <text:p text:style-name="P16">Cool. Thanks.</text:p>
      <text:p text:style-name="P16"/>
      <text:p text:style-name="P16">1:45:23 Bleu:</text:p>
      <text:p text:style-name="P16">So very cool. I think we're coming up on time. David, do you want to tell us maybe a little bit about or if you have any questions for us about we would be happy to maybe attempt to elaborate. Or also if you want to tell us a little bit about Tobus institute and what your goal and function or how you came to self assemble in that form, that would be great.</text:p>
      <text:p text:style-name="P16"/>
      <text:p text:style-name="P16">1:45:46 David:</text:p>
      <text:p text:style-name="P16">Sure.</text:p>
      <text:p text:style-name="P16">Yeah. Basically in academia, there's no my cofounder Brennan and I wrote a textbook. There's no interest in textbook writing in Beccadees, especially to help people learn a new subject. There's no reward for it. There's no reward in math or making tools out of the math or, like, trying to help people either learn it or use it.</text:p>
      <text:p text:style-name="P16">And so, basically, I've been at MIT for eight years. And then my department had said, we now have a new policy that you can only be here five years if you don't have tenure. And I didn't have tenure. I was a research scientist. And so he gave me two and a half years to go.</text:p>
      <text:p text:style-name="P16">I was like, well, okay, that makes sense because academia doesn't care about the stuff that I'm really trying to do. And so Brennan and I made Toughest Institute because we actually want the stuff we're doing to help the world makes more sense of things.</text:p>
      <text:p text:style-name="P16">1:46:47 Like, we are this gigantic we're a network of people that the world that has to steer, that has to decide, is climate change real? Is Obama a Muslim? We don't know these answers.</text:p>
      <text:p text:style-name="P16">Apparently, we can't figure these things out. And that just I think it's because we don't have the communication to to do that. And so I just want like, I think there's just it's not because I think there is this greed thing in everyone or this need to survive or whatever it is, this hiding of information that, like, is probably causing problems. And I don't really understand it. And you're right.</text:p>
      <text:p text:style-name="P16">We don't need everything out in the open. But mostly I think what's really causing problems is just lack of communication. It's like my greed, if I understood how it was affecting you, maybe I wouldn't need to do this particular one. And, like, if you understood how the scientists came to the idea of climate change and you COVID track that to the level you wanted to, you COVID actually understand these things, then maybe you wouldn't question it.</text:p>
      <text:p text:style-name="P16">1:47:50 It's just that you haven't done the experiment for yourself, and you're not trusting that it's done the right way.</text:p>
      <text:p text:style-name="P16">And so I was hoping at least that the more we can help people communicate and understand each other and have high fidelity accounting systems so we can be accountable, the more we can solve problems together. And since that wasn't being rewarded in academia itself, we needed to go outside and cognition ourselves kind of between academia and industry and society. So that's how we decided to form topos.</text:p>
      <text:p text:style-name="P16"/>
      <text:p text:style-name="P16">1:48:28 Daniel:</text:p>
      <text:p text:style-name="P16"><text:soft-page-break/>That notion of accountable communication is really powerful because we see cases where Communications are accounted for, metadata, logging and peer review and where are we accountable socially? Where is it digital accountability?</text:p>
      <text:p text:style-name="P16">And the accounting schemes are a skew and so people are looking at their shred of the spreadsheet and uncertain on how those numbers were derived, whether it's the whole picture, do you have all the sheets in that file, like with a partial picture? And yet the space of communication strategies just like that thousand part transistor board was vast. Well, there's more than a thousand people and so the space of communication simply edges, let alone quality and tone and content is so vast that again, it emphasizes the need for a vocabulary and a grammar and a syntax of composable dynamic organizational structures.</text:p>
      <text:p text:style-name="P16">1:49:31 So we can even begin to be working not just in this one very local, potentially reason in organizational space.</text:p>
      <text:p text:style-name="P16"/>
      <text:p text:style-name="P16">1:49:41 David:</text:p>
      <text:p text:style-name="P16">Yes, I totally agree.</text:p>
      <text:p text:style-name="P16">I mean, in computers and the internet we have very composable things that you can really make math out of them. Like, at every scale, in some sense, there's the same sort of thing happening. And this allows computer scientists to talk to each other. And the guy working someone working on, like, Internet protocols and someone working on transistors on some level, they can kind of talk. But, like, an urban planning person and a biologist geneticist and a mathematician and, like, I don't know, whatever.</text:p>
      <text:p text:style-name="P16">Like these people across society, they're talking and winged things at each other, like they're just like, you know, mailbox envelope ampersand and they don't understand what each other is talking about. We're never going to if we can't cohere there's all these little languages and they're not coherent together. And in category theory there's tons of languages there's a language of topology, there's a language of algebra there's language of logic there's logic, there's number theory there are tons and tons of languages and each one needs to be isolated.</text:p>
      <text:p text:style-name="P16">1:50:46 Like needs to have its own space so it can develop notation for itself so it can develop techniques for itself and not have to ask anybody else's permission. And what category theory?</text:p>
      <text:p text:style-name="P16">And same with urban planning and genetics. The geneticist doesn't want to say, oh sorry, I used the word structure and I know you're already using the word structure, so we'll call it something else. They don't want to have to do that. And yet in category theory, what it allows you to do in math is take topology and make an analogy with number theory or with algebra and actually send information that can land intact because the function tells you what you're expecting to keep and what you're expected to lose across this connection. And anything you're expecting to keep, it keeps.</text:p>
      <text:p text:style-name="P16">And so what we're hoping for is that by creating, like, finding languages that you can use across lots of disciplines from epidemiology to chemistry or whatever, we can create single, like languages and then connect them to other languages.</text:p>
      <text:p text:style-name="P16">1:51:48 Database languages and physics languages and stuff like that and allow them to each evolve independently and create their own independent notation and techniques and yet be able to have that interface that compressing send something across the boundary to somebody else and have it arrive intact in a trustworthy and accountable way.</text:p>
      <text:p text:style-name="P16"><text:soft-page-break/></text:p>
      <text:p text:style-name="P16">1:52:11 Bleu:</text:p>
      <text:p text:style-name="P16">Awesome. Well, David, thanks for hanging out with us and talking to us about category theory and maybe come back and talk to us some more about it and maybe we can align deeper on the relationship between the type of things that you and active coherence. That'd be great.</text:p>
      <text:p text:style-name="P16"/>
      <text:p text:style-name="P16">1:52:27 David:</text:p>
      <text:p text:style-name="P16">That's great. Yeah.</text:p>
      <text:p text:style-name="P16">Thanks a lot for the inclination to be with you guys today.</text:p>
      <text:p text:style-name="P20"/>
      <text:p text:style-name="P19">1:52:31 Bleu:</text:p>
      <text:p text:style-name="P19">Great, thanks.</text:p>
      <text:p text:style-name="P19"/>
      <text:p text:style-name="P19">1:52:32 Daniel:</text:p>
      <text:p text:style-name="P19"><text:span text:style-name="T12">Thank you, David. </text:span><text:span text:style-name="T13">Bye!</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5T20:37:24.484000000</dc:date>
    <meta:editing-duration>PT32M13S</meta:editing-duration>
    <meta:editing-cycles>5</meta:editing-cycles>
    <meta:generator>LibreOffice/7.4.1.2$Windows_X86_64 LibreOffice_project/3c58a8f3a960df8bc8fd77b461821e42c061c5f0</meta:generator>
    <meta:document-statistic meta:table-count="1" meta:image-count="0" meta:object-count="0" meta:page-count="33" meta:paragraph-count="483" meta:word-count="19010" meta:character-count="105214" meta:non-whitespace-character-count="86687"/>
  </office:meta>
</office:document-meta>
</file>